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paragraph-properties fo:margin-left="0.0799in" fo:margin-right="0in" fo:line-height="0.1484in"/>
    </style:style>
    <style:style style:name="P3" style:family="paragraph" style:parent-style-name="Text_20_body">
      <style:paragraph-properties fo:margin-left="0.0799in" fo:margin-right="0in" fo:margin-top="0.0016in" fo:margin-bottom="0in" style:contextual-spacing="false"/>
    </style:style>
    <style:style style:name="P4" style:family="paragraph" style:parent-style-name="Text_20_body">
      <style:paragraph-properties fo:margin-left="0.5701in" fo:margin-right="0in" fo:margin-top="0.1035in" fo:margin-bottom="0in" style:contextual-spacing="false"/>
    </style:style>
    <style:style style:name="P5" style:family="paragraph" style:parent-style-name="Text_20_body">
      <style:paragraph-properties fo:margin-left="0.5701in" fo:margin-right="0in" fo:margin-top="0.0965in" fo:margin-bottom="0in" style:contextual-spacing="false"/>
    </style:style>
    <style:style style:name="P6" style:family="paragraph" style:parent-style-name="Text_20_body">
      <style:paragraph-properties fo:margin-top="0.0008in" fo:margin-bottom="0in" style:contextual-spacing="false"/>
    </style:style>
    <style:style style:name="P7" style:family="paragraph" style:parent-style-name="Text_20_body">
      <style:paragraph-properties fo:margin-left="0in" fo:margin-right="0.2744in"/>
    </style:style>
    <style:style style:name="P8" style:family="paragraph" style:parent-style-name="Text_20_body">
      <style:paragraph-properties fo:margin-left="0in" fo:margin-right="0.2547in"/>
    </style:style>
    <style:style style:name="P9" style:family="paragraph" style:parent-style-name="Text_20_body">
      <style:paragraph-properties fo:margin-left="0in" fo:margin-right="0.5783in"/>
    </style:style>
    <style:style style:name="P10" style:family="paragraph" style:parent-style-name="Text_20_body">
      <style:paragraph-properties fo:margin-left="0in" fo:margin-right="2.3457in"/>
    </style:style>
    <style:style style:name="P11" style:family="paragraph" style:parent-style-name="Text_20_body">
      <style:paragraph-properties fo:margin-top="0.0043in" fo:margin-bottom="0in" style:contextual-spacing="false"/>
    </style:style>
    <style:style style:name="P12" style:family="paragraph" style:parent-style-name="Text_20_body">
      <style:paragraph-properties fo:margin-left="0.611in" fo:margin-right="0in" fo:margin-top="0.1319in" fo:margin-bottom="0in" style:contextual-spacing="false"/>
    </style:style>
    <style:style style:name="P13" style:family="paragraph" style:parent-style-name="Text_20_body">
      <style:paragraph-properties fo:margin-left="0.0398in" fo:margin-right="2.2193in"/>
    </style:style>
    <style:style style:name="P14" style:family="paragraph" style:parent-style-name="Text_20_body">
      <style:paragraph-properties fo:margin-left="0.0398in" fo:margin-right="2.072in"/>
    </style:style>
    <style:style style:name="P15" style:family="paragraph" style:parent-style-name="Text_20_body">
      <style:paragraph-properties fo:margin-left="0.0398in" fo:margin-right="0in"/>
    </style:style>
    <style:style style:name="P16" style:family="paragraph" style:parent-style-name="Text_20_body">
      <style:paragraph-properties fo:margin-left="0.0398in" fo:margin-right="0in" fo:margin-top="0.0028in" fo:margin-bottom="0in" style:contextual-spacing="false"/>
    </style:style>
    <style:style style:name="P17" style:family="paragraph" style:parent-style-name="Text_20_body">
      <style:paragraph-properties fo:margin-left="0.0398in" fo:margin-right="1.4264in"/>
    </style:style>
    <style:style style:name="P18" style:family="paragraph" style:parent-style-name="Text_20_body">
      <style:paragraph-properties fo:margin-left="0.0398in" fo:margin-right="2.9465in"/>
    </style:style>
    <style:style style:name="P19" style:family="paragraph" style:parent-style-name="Text_20_body">
      <style:paragraph-properties fo:margin-left="0.0382in" fo:margin-right="2.2161in" fo:margin-top="0.0134in" fo:margin-bottom="0in" style:contextual-spacing="false" fo:line-height="101%" fo:text-indent="0.0043in" style:auto-text-indent="false"/>
    </style:style>
    <style:style style:name="P20" style:family="paragraph" style:parent-style-name="Text_20_body">
      <style:paragraph-properties fo:margin-left="0.0382in" fo:margin-right="0in" fo:line-height="0.1563in"/>
    </style:style>
    <style:style style:name="P21" style:family="paragraph" style:parent-style-name="Text_20_body">
      <style:paragraph-properties fo:margin-left="0.0417in" fo:margin-right="0in" fo:margin-top="0.0134in" fo:margin-bottom="0in" style:contextual-spacing="false"/>
    </style:style>
    <style:style style:name="P22" style:family="paragraph" style:parent-style-name="Standard">
      <style:paragraph-properties fo:margin-left="0.0799in" fo:margin-right="0in" fo:margin-top="0.0638in" fo:margin-bottom="0in" style:contextual-spacing="false" fo:text-align="start" style:justify-single-word="false" fo:text-indent="0in" style:auto-text-indent="false"/>
    </style:style>
    <style:style style:name="P23" style:family="paragraph" style:parent-style-name="Standard">
      <style:paragraph-properties fo:margin-left="0.0799in" fo:margin-right="0in" fo:margin-top="0.1272in" fo:margin-bottom="0in" style:contextual-spacing="false" fo:text-align="start" style:justify-single-word="false" fo:text-indent="0in" style:auto-text-indent="false"/>
    </style:style>
    <style:style style:name="P24" style:family="paragraph" style:parent-style-name="Standard">
      <style:paragraph-properties fo:margin-left="0.8307in" fo:margin-right="0in" fo:margin-top="0in" fo:margin-bottom="0in" style:contextual-spacing="false" fo:text-align="justify" style:justify-single-word="false" fo:text-indent="0in" style:auto-text-indent="false"/>
    </style:style>
    <style:style style:name="P25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26" style:family="paragraph" style:parent-style-name="Frame_20_contents">
      <style:paragraph-properties fo:margin-left="0.0016in" fo:margin-right="0in" fo:margin-top="0in" fo:margin-bottom="0in" style:contextual-spacing="false" fo:text-align="start" style:justify-single-word="false" fo:text-indent="0in" style:auto-text-indent="false"/>
    </style:style>
    <style:style style:name="P27" style:family="paragraph" style:parent-style-name="Frame_20_contents" style:list-style-name="WWNum6">
      <style:paragraph-properties fo:margin-left="0.0016in" fo:margin-right="0.2728in" fo:margin-top="0in" fo:margin-bottom="0in" style:contextual-spacing="false" fo:text-align="start" style:justify-single-word="false" fo:text-indent="0in" style:auto-text-indent="false">
        <style:tab-stops>
          <style:tab-stop style:position="0.1807in"/>
        </style:tab-stops>
      </style:paragraph-properties>
    </style:style>
    <style:style style:name="P28" style:family="paragraph" style:parent-style-name="Frame_20_contents" style:list-style-name="WWNum6">
      <style:paragraph-properties fo:margin-left="0.1811in" fo:margin-right="0in" fo:margin-top="0in" fo:margin-bottom="0in" style:contextual-spacing="false" fo:text-align="start" style:justify-single-word="false" fo:text-indent="-0.1799in" style:auto-text-indent="false">
        <style:tab-stops>
          <style:tab-stop style:position="0.1811in"/>
        </style:tab-stops>
      </style:paragraph-properties>
    </style:style>
    <style:style style:name="P29" style:family="paragraph" style:parent-style-name="Frame_20_contents" style:list-style-name="WWNum6">
      <style:paragraph-properties fo:margin-left="0.4917in" fo:margin-right="0.1035in" fo:margin-top="0.0008in" fo:margin-bottom="0in" style:contextual-spacing="false" fo:text-align="start" style:justify-single-word="false" fo:text-indent="0in" style:auto-text-indent="false">
        <style:tab-stops>
          <style:tab-stop style:position="0.6701in"/>
        </style:tab-stops>
      </style:paragraph-properties>
    </style:style>
    <style:style style:name="P30" style:family="paragraph" style:parent-style-name="Frame_20_contents" style:list-style-name="WWNum6">
      <style:paragraph-properties fo:margin-left="0.1811in" fo:margin-right="0in" fo:margin-top="0.0008in" fo:margin-bottom="0in" style:contextual-spacing="false" fo:line-height="0.1752in" fo:text-align="start" style:justify-single-word="false" fo:text-indent="-0.1799in" style:auto-text-indent="false">
        <style:tab-stops>
          <style:tab-stop style:position="0.1811in"/>
        </style:tab-stops>
      </style:paragraph-properties>
    </style:style>
    <style:style style:name="P31" style:family="paragraph" style:parent-style-name="Frame_20_contents" style:list-style-name="WWNum6">
      <style:paragraph-properties fo:margin-left="0.1811in" fo:margin-right="0in" fo:margin-top="0in" fo:margin-bottom="0in" style:contextual-spacing="false" fo:line-height="0.1752in" fo:text-align="start" style:justify-single-word="false" fo:text-indent="-0.1799in" style:auto-text-indent="false">
        <style:tab-stops>
          <style:tab-stop style:position="0.1811in"/>
        </style:tab-stops>
      </style:paragraph-properties>
    </style:style>
    <style:style style:name="P32" style:family="paragraph" style:parent-style-name="Frame_20_contents" style:list-style-name="WWNum6">
      <style:paragraph-properties fo:margin-left="0.1799in" fo:margin-right="0in" fo:margin-top="0.0008in" fo:margin-bottom="0in" style:contextual-spacing="false" fo:line-height="0.1752in" fo:text-align="start" style:justify-single-word="false" fo:text-indent="-0.1791in" style:auto-text-indent="false">
        <style:tab-stops>
          <style:tab-stop style:position="0.1807in"/>
        </style:tab-stops>
      </style:paragraph-properties>
    </style:style>
    <style:style style:name="P33" style:family="paragraph" style:parent-style-name="Frame_20_contents" style:list-style-name="WWNum6">
      <style:paragraph-properties fo:margin-left="0.6693in" fo:margin-right="0in" fo:margin-top="0in" fo:margin-bottom="0in" style:contextual-spacing="false" fo:line-height="0.1752in" fo:text-align="start" style:justify-single-word="false" fo:text-indent="-0.1783in" style:auto-text-indent="false">
        <style:tab-stops>
          <style:tab-stop style:position="0.6701in"/>
        </style:tab-stops>
      </style:paragraph-properties>
    </style:style>
    <style:style style:name="P34" style:family="paragraph" style:parent-style-name="Frame_20_contents" style:list-style-name="WWNum6">
      <style:paragraph-properties fo:margin-left="0.661in" fo:margin-right="0in" fo:margin-top="0in" fo:margin-bottom="0in" style:contextual-spacing="false" fo:line-height="0.1752in" fo:text-align="start" style:justify-single-word="false" fo:text-indent="-0.1701in" style:auto-text-indent="false">
        <style:tab-stops>
          <style:tab-stop style:position="0.6618in"/>
        </style:tab-stops>
      </style:paragraph-properties>
    </style:style>
    <style:style style:name="P35" style:family="paragraph" style:parent-style-name="Heading_20_1" style:list-style-name="WWNum1">
      <style:paragraph-properties fo:margin-left="0.0799in" fo:margin-right="0.0854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3598in"/>
        </style:tab-stops>
      </style:paragraph-properties>
    </style:style>
    <style:style style:name="P36" style:family="paragraph" style:parent-style-name="Heading_20_1" style:list-style-name="WWNum1">
      <style:paragraph-properties fo:margin-left="0.302in" fo:margin-right="0in" fo:margin-top="0.0638in" fo:margin-bottom="0in" style:contextual-spacing="false" fo:line-height="100%" fo:text-align="start" style:justify-single-word="false" fo:text-indent="-0.2228in" style:auto-text-indent="false">
        <style:tab-stops>
          <style:tab-stop style:position="0.3028in"/>
        </style:tab-stops>
      </style:paragraph-properties>
    </style:style>
    <style:style style:name="P37" style:family="paragraph" style:parent-style-name="Heading_20_1" style:list-style-name="WWNum1">
      <style:paragraph-properties fo:margin-left="0.302in" fo:margin-right="0in" fo:margin-top="0in" fo:margin-bottom="0in" style:contextual-spacing="false" fo:line-height="100%" fo:text-align="start" style:justify-single-word="false" fo:text-indent="-0.2228in" style:auto-text-indent="false">
        <style:tab-stops>
          <style:tab-stop style:position="0.3028in"/>
        </style:tab-stops>
      </style:paragraph-properties>
    </style:style>
    <style:style style:name="P38" style:family="paragraph" style:parent-style-name="Heading_20_2" style:list-style-name="WWNum4">
      <style:paragraph-properties fo:margin-left="0.2409in" fo:margin-right="0in" fo:margin-top="0in" fo:margin-bottom="0in" style:contextual-spacing="false" fo:line-height="100%" fo:text-align="start" style:justify-single-word="false" fo:text-indent="-0.1618in" style:auto-text-indent="false">
        <style:tab-stops>
          <style:tab-stop style:position="0.2417in"/>
        </style:tab-stops>
      </style:paragraph-properties>
    </style:style>
    <style:style style:name="P39" style:family="paragraph" style:parent-style-name="Heading_20_2" style:list-style-name="WWNum4">
      <style:paragraph-properties fo:margin-left="0.2409in" fo:margin-right="0in" fo:margin-top="0.1272in" fo:margin-bottom="0in" style:contextual-spacing="false" fo:line-height="100%" fo:text-align="start" style:justify-single-word="false" fo:text-indent="-0.1618in" style:auto-text-indent="false">
        <style:tab-stops>
          <style:tab-stop style:position="0.2417in"/>
        </style:tab-stops>
      </style:paragraph-properties>
    </style:style>
    <style:style style:name="P40" style:family="paragraph" style:parent-style-name="List_20_Paragraph" style:list-style-name="WWNum1">
      <style:paragraph-properties fo:margin-left="0.5807in" fo:margin-right="0.0898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1" style:family="paragraph" style:parent-style-name="List_20_Paragraph" style:list-style-name="WWNum1">
      <style:paragraph-properties fo:margin-left="0.5807in" fo:margin-right="0.0902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2" style:family="paragraph" style:parent-style-name="List_20_Paragraph" style:list-style-name="WWNum1">
      <style:paragraph-properties fo:margin-left="0.5807in" fo:margin-right="0.0902in" fo:margin-top="0.0008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3" style:family="paragraph" style:parent-style-name="List_20_Paragraph" style:list-style-name="WWNum1">
      <style:paragraph-properties fo:margin-left="0.5807in" fo:margin-right="0.0854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4" style:family="paragraph" style:parent-style-name="List_20_Paragraph" style:list-style-name="WWNum1">
      <style:paragraph-properties fo:margin-left="0.5807in" fo:margin-right="0in" fo:margin-top="0.0654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5" style:family="paragraph" style:parent-style-name="List_20_Paragraph" style:list-style-name="WWNum1">
      <style:paragraph-properties fo:margin-left="0.8307in" fo:margin-right="0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46" style:family="paragraph" style:parent-style-name="List_20_Paragraph" style:list-style-name="WWNum1">
      <style:paragraph-properties fo:margin-left="0.8307in" fo:margin-right="0.0827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47" style:family="paragraph" style:parent-style-name="List_20_Paragraph" style:list-style-name="WWNum1">
      <style:paragraph-properties fo:margin-left="0.8307in" fo:margin-right="0.0882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48" style:family="paragraph" style:parent-style-name="List_20_Paragraph" style:list-style-name="WWNum3">
      <style:paragraph-properties fo:margin-left="0.3063in" fo:margin-right="0.0835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4957in"/>
        </style:tab-stops>
      </style:paragraph-properties>
    </style:style>
    <style:style style:name="P49" style:family="paragraph" style:parent-style-name="List_20_Paragraph" style:list-style-name="WWNum3">
      <style:paragraph-properties fo:margin-left="0.4772in" fo:margin-right="0in" fo:margin-top="0in" fo:margin-bottom="0in" style:contextual-spacing="false" fo:line-height="100%" fo:text-align="justify" style:justify-single-word="false" fo:text-indent="-0.1717in" style:auto-text-indent="false">
        <style:tab-stops>
          <style:tab-stop style:position="0.478in"/>
        </style:tab-stops>
      </style:paragraph-properties>
    </style:style>
    <style:style style:name="P50" style:family="paragraph" style:parent-style-name="List_20_Paragraph" style:list-style-name="WWNum3">
      <style:paragraph-properties fo:margin-left="0.4689in" fo:margin-right="0in" fo:margin-top="0in" fo:margin-bottom="0in" style:contextual-spacing="false" fo:line-height="100%" fo:text-align="justify" style:justify-single-word="false" fo:text-indent="-0.1634in" style:auto-text-indent="false">
        <style:tab-stops>
          <style:tab-stop style:position="0.4693in"/>
        </style:tab-stops>
      </style:paragraph-properties>
    </style:style>
    <style:style style:name="P51" style:family="paragraph" style:parent-style-name="List_20_Paragraph" style:list-style-name="WWNum4">
      <style:paragraph-properties fo:margin-left="0.3957in" fo:margin-right="0.078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28in"/>
        </style:tab-stops>
      </style:paragraph-properties>
    </style:style>
    <style:style style:name="P52" style:family="paragraph" style:parent-style-name="List_20_Paragraph" style:list-style-name="WWNum4">
      <style:paragraph-properties fo:margin-left="0.3957in" fo:margin-right="0.0846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5791in"/>
        </style:tab-stops>
      </style:paragraph-properties>
    </style:style>
    <style:style style:name="P53" style:family="paragraph" style:parent-style-name="List_20_Paragraph" style:list-style-name="WWNum4">
      <style:paragraph-properties fo:margin-left="0.5201in" fo:margin-right="0in" fo:margin-top="0in" fo:margin-bottom="0in" style:contextual-spacing="false" fo:line-height="100%" fo:text-align="justify" style:justify-single-word="false" fo:text-indent="-0.1252in" style:auto-text-indent="false">
        <style:tab-stops>
          <style:tab-stop style:position="0.5209in"/>
        </style:tab-stops>
      </style:paragraph-properties>
    </style:style>
    <style:style style:name="P54" style:family="paragraph" style:parent-style-name="List_20_Paragraph" style:list-style-name="WWNum1">
      <style:paragraph-properties fo:margin-left="0.58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55" style:family="paragraph" style:parent-style-name="List_20_Paragraph" style:list-style-name="WWNum1">
      <style:paragraph-properties fo:margin-left="0.5807in" fo:margin-right="0.0898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56" style:family="paragraph" style:parent-style-name="List_20_Paragraph" style:list-style-name="WWNum1">
      <style:paragraph-properties fo:margin-left="0.5807in" fo:margin-right="0.075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57" style:family="paragraph" style:parent-style-name="List_20_Paragraph" style:list-style-name="WWNum1">
      <style:paragraph-properties fo:margin-left="0.83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58" style:family="paragraph" style:parent-style-name="List_20_Paragraph" style:list-style-name="WWNum1">
      <style:paragraph-properties fo:margin-left="0.8307in" fo:margin-right="0.088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59" style:family="paragraph" style:parent-style-name="List_20_Paragraph" style:list-style-name="WWNum1">
      <style:paragraph-properties fo:margin-left="0.8307in" fo:margin-right="0.0846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0" style:family="paragraph" style:parent-style-name="List_20_Paragraph" style:list-style-name="WWNum1">
      <style:paragraph-properties fo:margin-left="0.8307in" fo:margin-right="0.0854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1" style:family="paragraph" style:parent-style-name="List_20_Paragraph">
      <style:paragraph-properties fo:margin-left="0.83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2" style:family="paragraph" style:parent-style-name="List_20_Paragraph">
      <style:paragraph-properties fo:margin-left="0.8307in" fo:margin-right="0.088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3" style:family="paragraph" style:parent-style-name="List_20_Paragraph">
      <style:paragraph-properties fo:margin-left="0.8307in" fo:margin-right="0.0846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4" style:family="paragraph" style:parent-style-name="List_20_Paragraph" style:list-style-name="WWNum1">
      <style:paragraph-properties fo:margin-left="0.5929in" fo:margin-right="0.089in" fo:margin-top="0.0043in" fo:margin-bottom="0in" style:contextual-spacing="false" fo:line-height="100%" fo:text-align="start" style:justify-single-word="false" fo:text-indent="0in" style:auto-text-indent="false">
        <style:tab-stops>
          <style:tab-stop style:position="0.778in"/>
        </style:tab-stops>
      </style:paragraph-properties>
    </style:style>
    <style:style style:name="P65" style:family="paragraph" style:parent-style-name="List_20_Paragraph" style:list-style-name="WWNum1">
      <style:paragraph-properties fo:margin-left="0.7618in" fo:margin-right="0in" fo:margin-top="0in" fo:margin-bottom="0in" style:contextual-spacing="false" fo:line-height="100%" fo:text-align="start" style:justify-single-word="false" fo:text-indent="-0.1693in" style:auto-text-indent="false">
        <style:tab-stops>
          <style:tab-stop style:position="0.7626in"/>
        </style:tab-stops>
      </style:paragraph-properties>
    </style:style>
    <style:style style:name="P66" style:family="paragraph" style:parent-style-name="List_20_Paragraph" style:list-style-name="WWNum1">
      <style:paragraph-properties fo:margin-left="0.7547in" fo:margin-right="0in" fo:margin-top="0in" fo:margin-bottom="0in" style:contextual-spacing="false" fo:line-height="100%" fo:text-align="start" style:justify-single-word="false" fo:text-indent="-0.1626in" style:auto-text-indent="false">
        <style:tab-stops>
          <style:tab-stop style:position="0.7555in"/>
        </style:tab-stops>
      </style:paragraph-properties>
    </style:style>
    <style:style style:name="P67" style:family="paragraph" style:parent-style-name="List_20_Paragraph" style:list-style-name="WWNum1">
      <style:paragraph-properties fo:margin-left="0.5929in" fo:margin-right="0.0846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7752in"/>
        </style:tab-stops>
      </style:paragraph-properties>
    </style:style>
    <style:style style:name="P68" style:family="paragraph" style:parent-style-name="List_20_Paragraph" style:list-style-name="WWNum1">
      <style:paragraph-properties fo:margin-left="0.5929in" fo:margin-right="0.0819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7598in"/>
        </style:tab-stops>
      </style:paragraph-properties>
    </style:style>
    <style:style style:name="P69" style:family="paragraph" style:parent-style-name="List_20_Paragraph" style:list-style-name="WWNum1">
      <style:paragraph-properties fo:margin-left="0.5929in" fo:margin-right="0.0835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7252in"/>
        </style:tab-stops>
      </style:paragraph-properties>
    </style:style>
    <style:style style:name="P70" style:family="paragraph" style:parent-style-name="List_20_Paragraph" style:list-style-name="WWNum4">
      <style:paragraph-properties fo:margin-left="0.3299in" fo:margin-right="0.0791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5138in"/>
        </style:tab-stops>
      </style:paragraph-properties>
    </style:style>
    <style:style style:name="P71" style:family="paragraph" style:parent-style-name="List_20_Paragraph" style:list-style-name="WWNum5">
      <style:paragraph-properties fo:margin-left="0.2429in" fo:margin-right="0in" fo:margin-top="0.1602in" fo:margin-bottom="0in" style:contextual-spacing="false" fo:line-height="100%" fo:text-align="start" style:justify-single-word="false" fo:text-indent="-0.1634in" style:auto-text-indent="false">
        <style:tab-stops>
          <style:tab-stop style:position="0.2429in"/>
        </style:tab-stops>
      </style:paragraph-properties>
    </style:style>
    <style:style style:name="P72" style:family="paragraph" style:parent-style-name="List_20_Paragraph" style:list-style-name="WWNum5">
      <style:paragraph-properties fo:margin-left="0.25in" fo:margin-right="0in" fo:margin-top="0in" fo:margin-bottom="0in" style:contextual-spacing="false" fo:line-height="100%" fo:text-align="start" style:justify-single-word="false" fo:text-indent="-0.1701in" style:auto-text-indent="false">
        <style:tab-stops>
          <style:tab-stop style:position="0.25in"/>
        </style:tab-stops>
      </style:paragraph-properties>
    </style:style>
    <style:style style:name="P73" style:family="paragraph" style:parent-style-name="List_20_Paragraph" style:list-style-name="WWNum5">
      <style:paragraph-properties fo:margin-left="0.0799in" fo:margin-right="0.0846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2484in"/>
        </style:tab-stops>
      </style:paragraph-properties>
    </style:style>
    <style:style style:name="P74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756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75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756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76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602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77" style:family="paragraph" style:parent-style-name="List_20_Paragraph" style:list-style-name="WWNum5">
      <style:paragraph-properties fo:margin-left="0.5807in" fo:margin-right="0in" fo:margin-top="0in" fo:margin-bottom="0in" style:contextual-spacing="false" fo:line-height="0.1602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78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602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79" style:family="paragraph" style:parent-style-name="List_20_Paragraph" style:list-style-name="WWNum2">
      <style:paragraph-properties fo:margin-left="0.5807in" fo:margin-right="0.0902in" fo:margin-top="0in" fo:margin-bottom="0in" style:contextual-spacing="false" fo:line-height="83%" fo:text-align="start" style:justify-single-word="false" fo:text-indent="-0.25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80" style:family="paragraph" style:parent-style-name="List_20_Paragraph" style:list-style-name="WWNum4">
      <style:paragraph-properties fo:margin-left="0.8689in" fo:margin-right="0.0925in" fo:margin-top="0in" fo:margin-bottom="0in" style:contextual-spacing="false" fo:line-height="83%" fo:text-align="start" style:justify-single-word="false" fo:text-indent="-0.25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81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693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82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693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83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866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84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866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85" style:family="paragraph" style:parent-style-name="List_20_Paragraph" style:list-style-name="WWNum4">
      <style:paragraph-properties fo:margin-left="0.5in" fo:margin-right="0in" fo:margin-top="0in" fo:margin-bottom="0in" style:contextual-spacing="false" fo:line-height="0.1484in" fo:text-align="start" style:justify-single-word="false" fo:text-indent="-0.1701in" style:auto-text-indent="false">
        <style:tab-stops>
          <style:tab-stop style:position="0.5in"/>
        </style:tab-stops>
      </style:paragraph-properties>
    </style:style>
    <style:style style:name="P86" style:family="paragraph" style:parent-style-name="List_20_Paragraph" style:list-style-name="WWNum4">
      <style:paragraph-properties fo:margin-left="0.539in" fo:margin-right="0in" fo:margin-top="0.0654in" fo:margin-bottom="0in" style:contextual-spacing="false" fo:line-height="0.1484in" fo:text-align="start" style:justify-single-word="false" fo:text-indent="-0.1634in" style:auto-text-indent="false">
        <style:tab-stops>
          <style:tab-stop style:position="0.539in"/>
        </style:tab-stops>
      </style:paragraph-properties>
    </style:style>
    <style:style style:name="P87" style:family="paragraph" style:parent-style-name="List_20_Paragraph" style:list-style-name="WWNum4">
      <style:paragraph-properties fo:margin-left="0.8689in" fo:margin-right="0.0917in" fo:margin-top="0in" fo:margin-bottom="0in" style:contextual-spacing="false" fo:line-height="82%" fo:text-align="start" style:justify-single-word="false" fo:text-indent="-0.25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88" style:family="paragraph" style:parent-style-name="List_20_Paragraph" style:list-style-name="WWNum5">
      <style:paragraph-properties fo:margin-left="0.5807in" fo:margin-right="0in" fo:margin-top="0in" fo:margin-bottom="0in" style:contextual-spacing="false" fo:line-height="0.1646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89" style:family="paragraph" style:parent-style-name="List_20_Paragraph" style:list-style-name="WWNum5">
      <style:paragraph-properties fo:margin-left="0.5807in" fo:margin-right="0in" fo:margin-top="0in" fo:margin-bottom="0in" style:contextual-spacing="false" fo:line-height="0.1874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90" style:family="paragraph" style:parent-style-name="List_20_Paragraph">
      <style:paragraph-properties fo:margin-left="0.83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  <style:text-properties officeooo:rsid="000c21ed" officeooo:paragraph-rsid="000c21ed"/>
    </style:style>
    <style:style style:name="P91" style:family="paragraph" style:parent-style-name="List_20_Paragraph">
      <style:paragraph-properties fo:margin-left="0.8307in" fo:margin-right="0.088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  <style:text-properties officeooo:rsid="000c21ed" officeooo:paragraph-rsid="000c21ed"/>
    </style:style>
    <style:style style:name="P92" style:family="paragraph" style:parent-style-name="List_20_Paragraph">
      <style:paragraph-properties fo:margin-left="0.8307in" fo:margin-right="0.0846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  <style:text-properties officeooo:rsid="000c21ed" officeooo:paragraph-rsid="000c21ed"/>
    </style:style>
    <style:style style:name="P93" style:family="paragraph" style:parent-style-name="Text_20_body" style:master-page-name="Standard">
      <style:paragraph-properties fo:margin-top="0.0047in" fo:margin-bottom="0in" style:contextual-spacing="false" style:page-number="auto"/>
      <style:text-properties style:font-name="Times New Roman" fo:font-size="4.5pt" style:font-size-asian="4.5pt"/>
    </style:style>
    <style:style style:name="P94" style:family="paragraph" style:parent-style-name="Text_20_body">
      <style:text-properties style:font-name="Arial" fo:font-weight="bold" style:font-weight-asian="bold"/>
    </style:style>
    <style:style style:name="P95" style:family="paragraph" style:parent-style-name="Text_20_body">
      <style:text-properties style:font-name="Arial" fo:font-size="11pt" fo:font-weight="bold" style:font-size-asian="11pt" style:font-weight-asian="bold"/>
    </style:style>
    <style:style style:name="P96" style:family="paragraph" style:parent-style-name="Text_20_body">
      <style:paragraph-properties fo:margin-top="0.0008in" fo:margin-bottom="0in" style:contextual-spacing="false"/>
      <style:text-properties style:font-name="Arial" fo:font-size="11pt" fo:font-weight="bold" style:font-size-asian="11pt" style:font-weight-asian="bold"/>
    </style:style>
    <style:style style:name="P97" style:family="paragraph" style:parent-style-name="Text_20_body">
      <style:paragraph-properties fo:margin-top="0.0028in" fo:margin-bottom="0in" style:contextual-spacing="false"/>
      <style:text-properties style:font-name="Arial" fo:font-size="6.5pt" fo:font-style="italic" fo:font-weight="bold" style:font-size-asian="6.5pt" style:font-style-asian="italic" style:font-weight-asian="bold"/>
    </style:style>
    <style:style style:name="P98" style:family="paragraph" style:parent-style-name="Text_20_body">
      <style:paragraph-properties fo:margin-top="0.0075in" fo:margin-bottom="0in" style:contextual-spacing="false"/>
      <style:text-properties style:font-name="Arial" fo:font-size="9.5pt" fo:font-style="italic" fo:font-weight="bold" style:font-size-asian="9.5pt" style:font-style-asian="italic" style:font-weight-asian="bold"/>
    </style:style>
    <style:style style:name="P99" style:family="paragraph" style:parent-style-name="Text_20_body">
      <style:paragraph-properties fo:margin-top="0.0075in" fo:margin-bottom="0in" style:contextual-spacing="false"/>
      <style:text-properties fo:font-size="10.5pt" style:font-size-asian="10.5pt"/>
    </style:style>
    <style:style style:name="P100" style:family="paragraph" style:parent-style-name="Text_20_body">
      <style:paragraph-properties fo:margin-top="0.0075in" fo:margin-bottom="0in" style:contextual-spacing="false"/>
      <style:text-properties fo:font-size="9.5pt" style:font-size-asian="9.5pt"/>
    </style:style>
    <style:style style:name="P101" style:family="paragraph" style:parent-style-name="Text_20_body">
      <style:paragraph-properties fo:margin-left="0.5701in" fo:margin-right="0in" fo:margin-top="0.0272in" fo:margin-bottom="0in" style:contextual-spacing="false"/>
    </style:style>
    <style:style style:name="P102" style:family="paragraph" style:parent-style-name="Text_20_body">
      <style:paragraph-properties fo:margin-left="0.5701in" fo:margin-right="0in" fo:margin-top="0.0055in" fo:margin-bottom="0in" style:contextual-spacing="false"/>
    </style:style>
    <style:style style:name="P103" style:family="paragraph" style:parent-style-name="Text_20_body" style:master-page-name="Converted1">
      <style:paragraph-properties fo:margin-top="0.0063in" fo:margin-bottom="0in" style:contextual-spacing="false" style:page-number="auto"/>
      <style:text-properties style:font-name="Courier New" fo:font-size="4.5pt" style:font-size-asian="4.5pt"/>
    </style:style>
    <style:style style:name="P104" style:family="paragraph" style:parent-style-name="Text_20_body">
      <style:paragraph-properties fo:margin-top="0.0035in" fo:margin-bottom="0in" style:contextual-spacing="false"/>
      <style:text-properties fo:font-size="8.5pt" style:font-size-asian="8.5pt"/>
    </style:style>
    <style:style style:name="P105" style:family="paragraph" style:parent-style-name="Text_20_body">
      <style:paragraph-properties fo:margin-top="0.0008in" fo:margin-bottom="0in" style:contextual-spacing="false"/>
      <style:text-properties fo:font-size="11pt" style:font-size-asian="11pt"/>
    </style:style>
    <style:style style:name="P106" style:family="paragraph" style:parent-style-name="Text_20_body">
      <style:paragraph-properties fo:margin-top="0.002in" fo:margin-bottom="0in" style:contextual-spacing="false"/>
      <style:text-properties fo:font-size="11pt" style:font-size-asian="11pt"/>
    </style:style>
    <style:style style:name="P107" style:family="paragraph" style:parent-style-name="Text_20_body">
      <style:text-properties fo:font-size="11pt" style:font-size-asian="11pt"/>
    </style:style>
    <style:style style:name="P108" style:family="paragraph" style:parent-style-name="Text_20_body" style:master-page-name="Converted2">
      <style:paragraph-properties fo:margin-top="0.0047in" fo:margin-bottom="0in" style:contextual-spacing="false" style:page-number="auto"/>
      <style:text-properties fo:font-size="4.5pt" style:font-size-asian="4.5pt"/>
    </style:style>
    <style:style style:name="P109" style:family="paragraph" style:parent-style-name="Text_20_body" style:master-page-name="Converted3">
      <style:paragraph-properties fo:margin-top="0.0047in" fo:margin-bottom="0in" style:contextual-spacing="false" style:page-number="auto"/>
      <style:text-properties fo:font-size="4.5pt" style:font-size-asian="4.5pt"/>
    </style:style>
    <style:style style:name="P110" style:family="paragraph" style:parent-style-name="Text_20_body">
      <style:paragraph-properties fo:margin-top="0.0008in" fo:margin-bottom="0in" style:contextual-spacing="false"/>
      <style:text-properties fo:font-size="6.5pt" style:font-size-asian="6.5pt"/>
    </style:style>
    <style:style style:name="P111" style:family="paragraph" style:parent-style-name="Text_20_body">
      <style:paragraph-properties fo:margin-top="0.0071in" fo:margin-bottom="0in" style:contextual-spacing="false"/>
      <style:text-properties fo:font-size="6.5pt" style:font-size-asian="6.5pt"/>
    </style:style>
    <style:style style:name="P112" style:family="paragraph" style:parent-style-name="Text_20_body">
      <style:paragraph-properties fo:margin-top="0.002in" fo:margin-bottom="0in" style:contextual-spacing="false"/>
      <style:text-properties fo:font-size="3pt" style:font-size-asian="3pt"/>
    </style:style>
    <style:style style:name="P113" style:family="paragraph" style:parent-style-name="Text_20_body">
      <style:paragraph-properties fo:margin-top="0.0063in" fo:margin-bottom="0in" style:contextual-spacing="false"/>
      <style:text-properties fo:font-size="5.5pt" style:font-size-asian="5.5pt"/>
    </style:style>
    <style:style style:name="P114" style:family="paragraph" style:parent-style-name="Text_20_body">
      <style:paragraph-properties fo:margin-top="0.0063in" fo:margin-bottom="0in" style:contextual-spacing="false"/>
      <style:text-properties fo:font-size="11.5pt" style:font-size-asian="11.5pt"/>
    </style:style>
    <style:style style:name="P115" style:family="paragraph" style:parent-style-name="Text_20_body">
      <style:paragraph-properties fo:margin-top="0.0071in" fo:margin-bottom="0in" style:contextual-spacing="false"/>
      <style:text-properties fo:font-size="11.5pt" style:font-size-asian="11.5pt"/>
    </style:style>
    <style:style style:name="P116" style:family="paragraph">
      <loext:graphic-properties draw:fill="solid" draw:fill-color="#e5e5ff"/>
    </style:style>
    <style:style style:name="P117" style:family="paragraph">
      <loext:graphic-properties draw:fill="none"/>
    </style:style>
    <style:style style:name="T1" style:family="text">
      <style:text-properties style:font-name="Arial" fo:font-size="10pt" fo:font-style="italic" style:font-size-asian="10pt" style:font-style-asian="italic"/>
    </style:style>
    <style:style style:name="T2" style:family="text">
      <style:text-properties style:font-name="Arial" fo:font-size="10pt" fo:font-style="italic" fo:font-weight="bold" style:font-size-asian="10pt" style:font-style-asian="italic" style:font-weight-asian="bold"/>
    </style:style>
    <style:style style:name="T3" style:family="text">
      <style:text-properties style:font-name="Arial" fo:font-size="10pt" fo:letter-spacing="-0.0028in" fo:font-style="italic" style:font-size-asian="10pt" style:font-style-asian="italic"/>
    </style:style>
    <style:style style:name="T4" style:family="text">
      <style:text-properties style:font-name="Arial" fo:font-size="10pt" fo:letter-spacing="-0.0035in" fo:font-style="italic" style:font-size-asian="10pt" style:font-style-asian="italic"/>
    </style:style>
    <style:style style:name="T5" style:family="text">
      <style:text-properties style:font-name="Arial" fo:font-size="10pt" fo:letter-spacing="-0.0035in" fo:font-style="italic" fo:font-weight="bold" style:font-size-asian="10pt" style:font-style-asian="italic" style:font-weight-asian="bold"/>
    </style:style>
    <style:style style:name="T6" style:family="text">
      <style:text-properties style:font-name="Arial" fo:font-size="10pt" fo:letter-spacing="-0.0035in" fo:font-weight="bold" style:font-size-asian="10pt" style:font-weight-asian="bold"/>
    </style:style>
    <style:style style:name="T7" style:family="text">
      <style:text-properties style:font-name="Arial" fo:font-size="10pt" fo:letter-spacing="-0.0043in" fo:font-style="italic" style:font-size-asian="10pt" style:font-style-asian="italic"/>
    </style:style>
    <style:style style:name="T8" style:family="text">
      <style:text-properties style:font-name="Arial" fo:font-size="10pt" fo:letter-spacing="-0.0043in" fo:font-weight="bold" style:font-size-asian="10pt" style:font-weight-asian="bold"/>
    </style:style>
    <style:style style:name="T9" style:family="text">
      <style:text-properties style:font-name="Arial" fo:font-size="10pt" fo:letter-spacing="-0.0362in" fo:font-style="italic" style:font-size-asian="10pt" style:font-style-asian="italic"/>
    </style:style>
    <style:style style:name="T10" style:family="text">
      <style:text-properties style:font-name="Arial" fo:font-size="10pt" fo:letter-spacing="-0.002in" fo:font-style="italic" style:font-size-asian="10pt" style:font-style-asian="italic"/>
    </style:style>
    <style:style style:name="T11" style:family="text">
      <style:text-properties style:font-name="Arial" fo:font-size="10pt" fo:letter-spacing="-0.0016in" fo:font-style="italic" style:font-size-asian="10pt" style:font-style-asian="italic"/>
    </style:style>
    <style:style style:name="T12" style:family="text">
      <style:text-properties style:font-name="Arial" fo:font-size="10pt" fo:letter-spacing="-0.0008in" fo:font-style="italic" style:font-size-asian="10pt" style:font-style-asian="italic"/>
    </style:style>
    <style:style style:name="T13" style:family="text">
      <style:text-properties style:font-name="Arial" fo:font-size="10pt" fo:letter-spacing="-0.0008in" fo:font-weight="bold" style:font-size-asian="10pt" style:font-weight-asian="bold"/>
    </style:style>
    <style:style style:name="T14" style:family="text">
      <style:text-properties style:font-name="Arial" fo:font-size="10pt" fo:font-weight="bold" style:font-size-asian="10pt" style:font-weight-asian="bold"/>
    </style:style>
    <style:style style:name="T15" style:family="text">
      <style:text-properties style:font-name="Arial" fo:font-size="10pt" fo:letter-spacing="0.0075in" fo:font-weight="bold" style:font-size-asian="10pt" style:font-weight-asian="bold"/>
    </style:style>
    <style:style style:name="T16" style:family="text">
      <style:text-properties style:font-name="Arial" fo:font-size="10pt" fo:letter-spacing="0.0307in" fo:font-style="italic" fo:font-weight="bold" style:font-size-asian="10pt" style:font-style-asian="italic" style:font-weight-asian="bold"/>
    </style:style>
    <style:style style:name="T17" style:family="text">
      <style:text-properties style:font-name="Arial" fo:font-size="10pt" fo:letter-spacing="0.0311in" fo:font-style="italic" fo:font-weight="bold" style:font-size-asian="10pt" style:font-style-asian="italic" style:font-weight-asian="bold"/>
    </style:style>
    <style:style style:name="T18" style:family="text">
      <style:text-properties style:font-name="Arial" fo:font-size="10pt" fo:letter-spacing="0.0118in" fo:font-style="italic" style:font-size-asian="10pt" style:font-style-asian="italic"/>
    </style:style>
    <style:style style:name="T19" style:family="text">
      <style:text-properties style:font-name="Arial" fo:font-size="10pt" fo:letter-spacing="0.0028in" fo:font-style="italic" style:font-size-asian="10pt" style:font-style-asian="italic"/>
    </style:style>
    <style:style style:name="T20" style:family="text">
      <style:text-properties style:font-name="Arial" fo:font-size="10pt" fo:letter-spacing="0.0319in" fo:font-style="italic" fo:font-weight="bold" style:font-size-asian="10pt" style:font-style-asian="italic" style:font-weight-asian="bold"/>
    </style:style>
    <style:style style:name="T21" style:family="text">
      <style:text-properties style:font-name="Arial" fo:font-size="10pt" fo:letter-spacing="0.0465in" fo:font-style="italic" style:font-size-asian="10pt" style:font-style-asian="italic"/>
    </style:style>
    <style:style style:name="T22" style:family="text">
      <style:text-properties style:font-name="Arial" fo:font-size="10pt" fo:letter-spacing="0.0016in" fo:font-weight="bold" style:font-size-asian="10pt" style:font-weight-asian="bold"/>
    </style:style>
    <style:style style:name="T23" style:family="text">
      <style:text-properties style:font-name="Arial" fo:font-size="10pt" fo:letter-spacing="0.002in" fo:font-weight="bold" style:font-size-asian="10pt" style:font-weight-asian="bold"/>
    </style:style>
    <style:style style:name="T24" style:family="text">
      <style:text-properties style:font-name="Arial" fo:font-size="10pt" fo:letter-spacing="-0.0047in" fo:font-weight="bold" style:font-size-asian="10pt" style:font-weight-asian="bold"/>
    </style:style>
    <style:style style:name="T25" style:family="text">
      <style:text-properties style:font-name="Arial" fo:font-size="10pt" fo:letter-spacing="0.0008in" fo:font-weight="bold" style:font-size-asian="10pt" style:font-weight-asian="bold"/>
    </style:style>
    <style:style style:name="T26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T27" style:family="text">
      <style:text-properties style:font-name="Arial" fo:font-size="12pt" fo:letter-spacing="-0.0028in" style:text-underline-style="solid" style:text-underline-width="auto" style:text-underline-color="font-color" fo:font-weight="bold" style:font-size-asian="12pt" style:font-weight-asian="bold"/>
    </style:style>
    <style:style style:name="T28" style:family="text">
      <style:text-properties style:font-name="Arial" fo:font-size="12pt" fo:letter-spacing="-0.002in" style:text-underline-style="solid" style:text-underline-width="auto" style:text-underline-color="font-color" fo:font-weight="bold" style:font-size-asian="12pt" style:font-weight-asian="bold"/>
    </style:style>
    <style:style style:name="T29" style:family="text">
      <style:text-properties style:font-name="Arial" fo:font-size="12pt" fo:letter-spacing="-0.0016in" style:text-underline-style="solid" style:text-underline-width="auto" style:text-underline-color="font-color" fo:font-weight="bold" style:font-size-asian="12pt" style:font-weight-asian="bold"/>
    </style:style>
    <style:style style:name="T30" style:family="text">
      <style:text-properties style:font-name="Arial" fo:font-size="12pt" fo:font-weight="bold" style:font-size-asian="12pt" style:font-weight-asian="bold"/>
    </style:style>
    <style:style style:name="T31" style:family="text">
      <style:text-properties style:font-name="Arial" fo:font-weight="bold" style:font-weight-asian="bold"/>
    </style:style>
    <style:style style:name="T32" style:family="text">
      <style:text-properties style:font-name="Arial" fo:font-size="11pt" fo:font-weight="bold" style:font-size-asian="11pt" style:font-weight-asian="bold"/>
    </style:style>
    <style:style style:name="T3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/>
    </style:style>
    <style:style style:name="T34" style:family="text">
      <style:text-properties style:font-name="Arial" fo:font-size="11pt" fo:letter-spacing="-0.0028in" style:text-underline-style="solid" style:text-underline-width="auto" style:text-underline-color="font-color" fo:font-weight="bold" style:font-size-asian="11pt" style:font-weight-asian="bold"/>
    </style:style>
    <style:style style:name="T35" style:family="text">
      <style:text-properties style:font-name="Arial" fo:font-size="11pt" fo:letter-spacing="-0.0028in" fo:font-weight="bold" style:font-size-asian="11pt" style:font-weight-asian="bold"/>
    </style:style>
    <style:style style:name="T36" style:family="text">
      <style:text-properties style:font-name="Arial" fo:font-size="11pt" fo:letter-spacing="-0.002in" style:text-underline-style="solid" style:text-underline-width="auto" style:text-underline-color="font-color" fo:font-weight="bold" style:font-size-asian="11pt" style:font-weight-asian="bold"/>
    </style:style>
    <style:style style:name="T37" style:family="text">
      <style:text-properties style:font-name="Arial" fo:font-size="11pt" fo:letter-spacing="-0.0016in" fo:font-weight="bold" style:font-size-asian="11pt" style:font-weight-asian="bold"/>
    </style:style>
    <style:style style:name="T38" style:family="text">
      <style:text-properties style:font-name="Arial" fo:font-size="6.5pt" fo:font-style="italic" fo:font-weight="bold" style:font-size-asian="6.5pt" style:font-style-asian="italic" style:font-weight-asian="bold"/>
    </style:style>
    <style:style style:name="T39" style:family="text">
      <style:text-properties style:font-name="Arial" fo:letter-spacing="-0.0043in" fo:font-weight="bold" style:font-weight-asian="bold"/>
    </style:style>
    <style:style style:name="T40" style:family="text">
      <style:text-properties style:font-name="Arial" fo:font-size="9.5pt" fo:font-style="italic" fo:font-weight="bold" style:font-size-asian="9.5pt" style:font-style-asian="italic" style:font-weight-asian="bold"/>
    </style:style>
    <style:style style:name="T41" style:family="text">
      <style:text-properties style:font-name="Times New Roman" fo:font-size="4.5pt" style:font-size-asian="4.5pt"/>
    </style:style>
    <style:style style:name="T42" style:family="text">
      <style:text-properties fo:letter-spacing="0.0035in"/>
    </style:style>
    <style:style style:name="T43" style:family="text">
      <style:text-properties fo:letter-spacing="0.0043in"/>
    </style:style>
    <style:style style:name="T44" style:family="text">
      <style:text-properties fo:letter-spacing="0.0028in"/>
    </style:style>
    <style:style style:name="T45" style:family="text">
      <style:text-properties fo:letter-spacing="-0.0366in"/>
    </style:style>
    <style:style style:name="T46" style:family="text">
      <style:text-properties fo:letter-spacing="-0.0016in"/>
    </style:style>
    <style:style style:name="T47" style:family="text">
      <style:text-properties fo:letter-spacing="-0.0028in"/>
    </style:style>
    <style:style style:name="T48" style:family="text">
      <style:text-properties fo:letter-spacing="-0.0008in"/>
    </style:style>
    <style:style style:name="T49" style:family="text">
      <style:text-properties fo:letter-spacing="-0.002in"/>
    </style:style>
    <style:style style:name="T50" style:family="text">
      <style:text-properties fo:letter-spacing="-0.0035in"/>
    </style:style>
    <style:style style:name="T51" style:family="text">
      <style:text-properties fo:letter-spacing="-0.0043in"/>
    </style:style>
    <style:style style:name="T52" style:family="text">
      <style:text-properties fo:font-size="10.5pt" style:font-size-asian="10.5pt"/>
    </style:style>
    <style:style style:name="T53" style:family="text">
      <style:text-properties fo:letter-spacing="0.0083in"/>
    </style:style>
    <style:style style:name="T54" style:family="text">
      <style:text-properties fo:letter-spacing="0.0091in"/>
    </style:style>
    <style:style style:name="T55" style:family="text">
      <style:text-properties fo:letter-spacing="0.0075in"/>
    </style:style>
    <style:style style:name="T56" style:family="text">
      <style:text-properties fo:letter-spacing="0.0098in"/>
    </style:style>
    <style:style style:name="T57" style:family="text">
      <style:text-properties fo:letter-spacing="-0.0445in"/>
    </style:style>
    <style:style style:name="T58" style:family="text">
      <style:text-properties fo:font-size="10pt" style:font-size-asian="10pt"/>
    </style:style>
    <style:style style:name="T59" style:family="text">
      <style:text-properties fo:font-size="10pt" fo:letter-spacing="0.0008in" style:font-size-asian="10pt"/>
    </style:style>
    <style:style style:name="T60" style:family="text">
      <style:text-properties fo:font-size="10pt" fo:letter-spacing="0.0091in" style:font-size-asian="10pt"/>
    </style:style>
    <style:style style:name="T61" style:family="text">
      <style:text-properties fo:font-size="10pt" fo:letter-spacing="0.0075in" style:font-size-asian="10pt"/>
    </style:style>
    <style:style style:name="T62" style:family="text">
      <style:text-properties fo:font-size="10pt" fo:letter-spacing="0.0083in" style:font-size-asian="10pt"/>
    </style:style>
    <style:style style:name="T63" style:family="text">
      <style:text-properties fo:font-size="10pt" fo:letter-spacing="0.002in" style:font-size-asian="10pt"/>
    </style:style>
    <style:style style:name="T64" style:family="text">
      <style:text-properties fo:font-size="10pt" fo:letter-spacing="0.0071in" style:font-size-asian="10pt"/>
    </style:style>
    <style:style style:name="T65" style:family="text">
      <style:text-properties fo:font-size="10pt" fo:letter-spacing="-0.0374in" style:font-size-asian="10pt"/>
    </style:style>
    <style:style style:name="T66" style:family="text">
      <style:text-properties fo:font-size="10pt" fo:letter-spacing="-0.0008in" style:font-size-asian="10pt"/>
    </style:style>
    <style:style style:name="T67" style:family="text">
      <style:text-properties fo:font-size="10pt" fo:letter-spacing="-0.002in" style:font-size-asian="10pt"/>
    </style:style>
    <style:style style:name="T68" style:family="text">
      <style:text-properties fo:font-size="10pt" fo:letter-spacing="-0.0016in" style:font-size-asian="10pt"/>
    </style:style>
    <style:style style:name="T69" style:family="text">
      <style:text-properties fo:font-size="10pt" fo:letter-spacing="-0.0035in" style:font-size-asian="10pt"/>
    </style:style>
    <style:style style:name="T70" style:family="text">
      <style:text-properties fo:font-size="10pt" fo:letter-spacing="-0.0028in" style:font-size-asian="10pt"/>
    </style:style>
    <style:style style:name="T71" style:family="text">
      <style:text-properties fo:font-size="10pt" fo:letter-spacing="-0.0043in" style:font-size-asian="10pt"/>
    </style:style>
    <style:style style:name="T72" style:family="text">
      <style:text-properties fo:font-size="10pt" fo:letter-spacing="0.0374in" style:font-size-asian="10pt"/>
    </style:style>
    <style:style style:name="T73" style:family="text">
      <style:text-properties fo:font-size="10pt" fo:letter-spacing="0.0028in" style:font-size-asian="10pt"/>
    </style:style>
    <style:style style:name="T74" style:family="text">
      <style:text-properties fo:font-size="10pt" fo:letter-spacing="0.0035in" style:font-size-asian="10pt"/>
    </style:style>
    <style:style style:name="T75" style:family="text">
      <style:text-properties fo:font-size="10pt" fo:letter-spacing="0.0016in" style:font-size-asian="10pt"/>
    </style:style>
    <style:style style:name="T76" style:family="text">
      <style:text-properties fo:font-size="10pt" fo:letter-spacing="0.0043in" style:font-size-asian="10pt"/>
    </style:style>
    <style:style style:name="T77" style:family="text">
      <style:text-properties fo:font-size="10pt" fo:letter-spacing="-0.0366in" style:font-size-asian="10pt"/>
    </style:style>
    <style:style style:name="T78" style:family="text">
      <style:text-properties fo:font-size="10pt" fo:letter-spacing="0.0327in" style:font-size-asian="10pt"/>
    </style:style>
    <style:style style:name="T79" style:family="text">
      <style:text-properties fo:font-size="10pt" fo:letter-spacing="0.0189in" style:font-size-asian="10pt"/>
    </style:style>
    <style:style style:name="T80" style:family="text">
      <style:text-properties fo:font-size="10pt" fo:letter-spacing="0.0209in" style:font-size-asian="10pt"/>
    </style:style>
    <style:style style:name="T81" style:family="text">
      <style:text-properties fo:font-size="10pt" fo:letter-spacing="0.0193in" style:font-size-asian="10pt"/>
    </style:style>
    <style:style style:name="T82" style:family="text">
      <style:text-properties fo:font-size="10pt" fo:letter-spacing="0.0181in" style:font-size-asian="10pt"/>
    </style:style>
    <style:style style:name="T83" style:family="text">
      <style:text-properties fo:font-size="10pt" fo:letter-spacing="-0.0047in" style:font-size-asian="10pt"/>
    </style:style>
    <style:style style:name="T84" style:family="text">
      <style:text-properties fo:font-size="10pt" fo:letter-spacing="0.0382in" style:font-size-asian="10pt"/>
    </style:style>
    <style:style style:name="T85" style:family="text">
      <style:text-properties fo:font-size="10pt" fo:letter-spacing="0.0047in" style:font-size-asian="10pt"/>
    </style:style>
    <style:style style:name="T86" style:family="text">
      <style:text-properties fo:font-size="10pt" fo:letter-spacing="0.0055in" style:font-size-asian="10pt"/>
    </style:style>
    <style:style style:name="T87" style:family="text">
      <style:text-properties fo:font-size="10pt" fo:letter-spacing="-0.0055in" style:font-size-asian="10pt"/>
    </style:style>
    <style:style style:name="T88" style:family="text">
      <style:text-properties fo:font-size="10pt" fo:letter-spacing="0.0201in" style:font-size-asian="10pt"/>
    </style:style>
    <style:style style:name="T89" style:family="text">
      <style:text-properties fo:font-size="10pt" fo:letter-spacing="0.0161in" style:font-size-asian="10pt"/>
    </style:style>
    <style:style style:name="T90" style:family="text">
      <style:text-properties fo:font-size="10pt" fo:letter-spacing="0.0173in" style:font-size-asian="10pt"/>
    </style:style>
    <style:style style:name="T91" style:family="text">
      <style:text-properties fo:font-size="10pt" fo:letter-spacing="-0.0362in" style:font-size-asian="10pt"/>
    </style:style>
    <style:style style:name="T92" style:family="text">
      <style:text-properties fo:font-size="10pt" fo:letter-spacing="0.0102in" style:font-size-asian="10pt"/>
    </style:style>
    <style:style style:name="T93" style:family="text">
      <style:text-properties fo:font-size="10pt" fo:letter-spacing="0.0146in" style:font-size-asian="10pt"/>
    </style:style>
    <style:style style:name="T94" style:family="text">
      <style:text-properties fo:font-size="10pt" fo:letter-spacing="0.0098in" style:font-size-asian="10pt"/>
    </style:style>
    <style:style style:name="T95" style:family="text">
      <style:text-properties fo:font-size="10pt" fo:letter-spacing="0.0465in" style:font-size-asian="10pt"/>
    </style:style>
    <style:style style:name="T96" style:family="text">
      <style:text-properties fo:font-size="10pt" fo:letter-spacing="0.048in" style:font-size-asian="10pt"/>
    </style:style>
    <style:style style:name="T97" style:family="text">
      <style:text-properties fo:font-size="10pt" fo:letter-spacing="0.0484in" style:font-size-asian="10pt"/>
    </style:style>
    <style:style style:name="T98" style:family="text">
      <style:text-properties fo:font-size="10pt" fo:letter-spacing="0.0528in" style:font-size-asian="10pt"/>
    </style:style>
    <style:style style:name="T99" style:family="text">
      <style:text-properties fo:font-size="10pt" fo:letter-spacing="0.0472in" style:font-size-asian="10pt"/>
    </style:style>
    <style:style style:name="T100" style:family="text">
      <style:text-properties fo:font-size="10pt" fo:letter-spacing="-0.0091in" style:font-size-asian="10pt"/>
    </style:style>
    <style:style style:name="T101" style:family="text">
      <style:text-properties fo:font-size="10pt" fo:letter-spacing="0.0236in" style:font-size-asian="10pt"/>
    </style:style>
    <style:style style:name="T102" style:family="text">
      <style:text-properties fo:font-size="10pt" fo:letter-spacing="0.0319in" style:font-size-asian="10pt"/>
    </style:style>
    <style:style style:name="T103" style:family="text">
      <style:text-properties fo:font-size="10pt" fo:letter-spacing="0.0307in" style:font-size-asian="10pt"/>
    </style:style>
    <style:style style:name="T104" style:family="text">
      <style:text-properties fo:font-size="10pt" fo:letter-spacing="0.0311in" style:font-size-asian="10pt"/>
    </style:style>
    <style:style style:name="T105" style:family="text">
      <style:text-properties fo:font-size="10pt" fo:letter-spacing="-0.0098in" style:font-size-asian="10pt"/>
    </style:style>
    <style:style style:name="T106" style:family="text">
      <style:text-properties fo:font-size="10pt" fo:letter-spacing="0.0134in" style:font-size-asian="10pt"/>
    </style:style>
    <style:style style:name="T107" style:family="text">
      <style:text-properties fo:font-size="10pt" fo:letter-spacing="0.0126in" style:font-size-asian="10pt"/>
    </style:style>
    <style:style style:name="T108" style:family="text">
      <style:text-properties fo:font-size="10pt" fo:letter-spacing="0.0335in" style:font-size-asian="10pt"/>
    </style:style>
    <style:style style:name="T109" style:family="text">
      <style:text-properties fo:font-size="9.5pt" style:font-size-asian="9.5pt"/>
    </style:style>
    <style:style style:name="T110" style:family="text">
      <style:text-properties style:font-name="Courier New"/>
    </style:style>
    <style:style style:name="T111" style:family="text">
      <style:text-properties style:font-name="Courier New" fo:letter-spacing="-0.002in"/>
    </style:style>
    <style:style style:name="T112" style:family="text">
      <style:text-properties style:font-name="Courier New" fo:letter-spacing="-0.0008in"/>
    </style:style>
    <style:style style:name="T113" style:family="text">
      <style:text-properties style:font-name="Courier New" fo:letter-spacing="-0.0071in"/>
    </style:style>
    <style:style style:name="T114" style:family="text">
      <style:text-properties style:font-name="Courier New" fo:font-size="4.5pt" style:font-size-asian="4.5pt"/>
    </style:style>
    <style:style style:name="T115" style:family="text">
      <style:text-properties fo:letter-spacing="-0.0063in"/>
    </style:style>
    <style:style style:name="T116" style:family="text">
      <style:text-properties fo:letter-spacing="0.0335in"/>
    </style:style>
    <style:style style:name="T117" style:family="text">
      <style:text-properties fo:letter-spacing="0.0354in"/>
    </style:style>
    <style:style style:name="T118" style:family="text">
      <style:text-properties fo:letter-spacing="0.0236in"/>
    </style:style>
    <style:style style:name="T119" style:family="text">
      <style:text-properties fo:letter-spacing="-0.0362in"/>
    </style:style>
    <style:style style:name="T120" style:family="text">
      <style:text-properties fo:letter-spacing="0.0362in"/>
    </style:style>
    <style:style style:name="T121" style:family="text">
      <style:text-properties fo:letter-spacing="0.0339in"/>
    </style:style>
    <style:style style:name="T122" style:family="text">
      <style:text-properties fo:letter-spacing="0.0252in"/>
    </style:style>
    <style:style style:name="T123" style:family="text">
      <style:text-properties fo:letter-spacing="0.0008in"/>
    </style:style>
    <style:style style:name="T124" style:family="text">
      <style:text-properties fo:color="#00007f" loext:opacity="100%" fo:font-size="10pt" style:font-size-asian="10pt"/>
    </style:style>
    <style:style style:name="T125" style:family="text">
      <style:text-properties fo:color="#00007f" loext:opacity="100%" fo:font-size="10pt" style:text-underline-style="solid" style:text-underline-width="auto" style:text-underline-color="#00007f" style:font-size-asian="10pt"/>
    </style:style>
    <style:style style:name="T126" style:family="text">
      <style:text-properties fo:letter-spacing="0.0319in"/>
    </style:style>
    <style:style style:name="T127" style:family="text">
      <style:text-properties fo:letter-spacing="0.0311in"/>
    </style:style>
    <style:style style:name="T128" style:family="text">
      <style:text-properties fo:font-size="8.5pt" style:font-size-asian="8.5pt"/>
    </style:style>
    <style:style style:name="T129" style:family="text">
      <style:text-properties fo:font-size="11pt" style:font-size-asian="11pt"/>
    </style:style>
    <style:style style:name="T130" style:family="text">
      <style:text-properties fo:font-size="11pt" fo:letter-spacing="-0.0028in" style:font-size-asian="11pt"/>
    </style:style>
    <style:style style:name="T131" style:family="text">
      <style:text-properties fo:font-size="11pt" fo:letter-spacing="-0.0035in" style:font-size-asian="11pt"/>
    </style:style>
    <style:style style:name="T132" style:family="text">
      <style:text-properties fo:font-size="11pt" fo:letter-spacing="-0.002in" style:font-size-asian="11pt"/>
    </style:style>
    <style:style style:name="T133" style:family="text">
      <style:text-properties fo:font-size="11pt" fo:letter-spacing="-0.0016in" style:font-size-asian="11pt"/>
    </style:style>
    <style:style style:name="T134" style:family="text">
      <style:text-properties fo:font-size="11pt" fo:letter-spacing="-0.0008in" style:font-size-asian="11pt"/>
    </style:style>
    <style:style style:name="T135" style:family="text">
      <style:text-properties fo:font-size="11pt" fo:letter-spacing="-0.0409in" style:font-size-asian="11pt"/>
    </style:style>
    <style:style style:name="T136" style:family="text">
      <style:text-properties fo:font-size="11pt" fo:letter-spacing="-0.0402in" style:font-size-asian="11pt"/>
    </style:style>
    <style:style style:name="T137" style:family="text">
      <style:text-properties fo:font-size="11pt" fo:letter-spacing="0.0008in" style:font-size-asian="11pt"/>
    </style:style>
    <style:style style:name="T138" style:family="text">
      <style:text-properties fo:font-size="11pt" fo:letter-spacing="0.0409in" style:font-size-asian="11pt"/>
    </style:style>
    <style:style style:name="T139" style:family="text">
      <style:text-properties fo:font-size="4.5pt" style:font-size-asian="4.5pt"/>
    </style:style>
    <style:style style:name="T140" style:family="text">
      <style:text-properties fo:letter-spacing="-0.0075in"/>
    </style:style>
    <style:style style:name="T141" style:family="text">
      <style:text-properties fo:letter-spacing="-0.0055in"/>
    </style:style>
    <style:style style:name="T142" style:family="text">
      <style:text-properties fo:letter-spacing="-0.0098in"/>
    </style:style>
    <style:style style:name="T143" style:family="text">
      <style:text-properties fo:letter-spacing="-0.0374in"/>
    </style:style>
    <style:style style:name="T144" style:family="text">
      <style:text-properties fo:letter-spacing="-0.0091in"/>
    </style:style>
    <style:style style:name="T145" style:family="text">
      <style:text-properties fo:letter-spacing="-0.0047in"/>
    </style:style>
    <style:style style:name="T146" style:family="text">
      <style:text-properties fo:font-size="6.5pt" style:font-size-asian="6.5pt"/>
    </style:style>
    <style:style style:name="T147" style:family="text">
      <style:text-properties fo:font-size="3pt" style:font-size-asian="3pt"/>
    </style:style>
    <style:style style:name="T148" style:family="text">
      <style:text-properties fo:font-size="5.5pt" style:font-size-asian="5.5pt"/>
    </style:style>
    <style:style style:name="T149" style:family="text">
      <style:text-properties fo:font-size="11.5pt" style:font-size-asian="11.5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e5e5ff" draw:textarea-vertical-align="top" draw:auto-grow-height="false" fo:min-height="1.9335in" fo:min-width="6.6929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8154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5902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9591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3429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6398in" fo:min-width="3.4728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6398in" fo:min-width="1.59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5008in" fo:min-width="1.648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loext:fill-use-slide-background="false" draw:textarea-vertical-align="top" draw:auto-grow-height="false" fo:min-height="0.1835in" fo:min-width="0.9264in" fo:padding-top="0in" fo:padding-bottom="0in" fo:padding-left="0in" fo:padding-right="0in" loext:decorative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in" draw:fill="none" loext:fill-use-slide-background="false" draw:textarea-vertical-align="top" draw:auto-grow-height="false" fo:min-height="0.1835in" fo:min-width="0.9264in" fo:padding-top="0in" fo:padding-bottom="0in" fo:padding-left="0in" fo:padding-right="0in" loext:decorative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93" loext:marker-style-name="T41"/>
        <text:p text:style-name="P22" loext:marker-style-name="T30"><text:span text:style-name="T26">Pràctica</text:span><text:span text:style-name="T27"> </text:span><text:span text:style-name="T26">1:</text:span><text:span text:style-name="T28"> </text:span><text:span text:style-name="T26">Breu</text:span><text:span text:style-name="T29"> </text:span><text:span text:style-name="T26">estudi</text:span><text:span text:style-name="T29"> </text:span><text:span text:style-name="T26">del</text:span><text:span text:style-name="T29"> </text:span><text:span text:style-name="T26">protocol</text:span><text:span text:style-name="T29"> </text:span><text:span text:style-name="T26">HTTP</text:span></text:p>
        <text:p text:style-name="P94" loext:marker-style-name="T31"/>
        <text:p text:style-name="P22" loext:marker-style-name="T30"><text:span text:style-name="T30">Introducció</text:span><text:span text:style-name="T30"/></text:p>
        <text:p text:style-name="P3">L'objectiu<text:span text:style-name="T42"> </text:span>d'aquesta<text:span text:style-name="T43"> </text:span>pràctica<text:span text:style-name="T43"> </text:span>és<text:span text:style-name="T43"> </text:span>l'estudi<text:span text:style-name="T42"> </text:span>del<text:span text:style-name="T42"> </text:span>funcionament<text:span text:style-name="T43"> </text:span>del<text:span text:style-name="T42"> </text:span>protocol<text:span text:style-name="T42"> </text:span>petició-resposta<text:span text:style-name="T43"> </text:span>HTTP.<text:span text:style-name="T44"> </text:span>S'han<text:span text:style-name="T43"> </text:span>de<text:span text:style-name="T44"> </text:span>tenir<text:span text:style-name="T45"> </text:span>clars<text:span text:style-name="T46"> </text:span>els<text:span text:style-name="T47"> </text:span>elements<text:span text:style-name="T48"> </text:span>principals<text:span text:style-name="T46"> </text:span>que<text:span text:style-name="T46"> </text:span>intervenen<text:span text:style-name="T46"> </text:span>en<text:span text:style-name="T46"> </text:span>les<text:span text:style-name="T49"> </text:span>comunicacions<text:span text:style-name="T46"> </text:span>web<text:span text:style-name="T46"> </text:span>i<text:span text:style-name="T46"> </text:span>els<text:span text:style-name="T47"> </text:span>protocols<text:span text:style-name="T50"> </text:span>TCP/IP<text:span text:style-name="T51"> </text:span>i<text:span text:style-name="T46"> </text:span>HTTP)</text:p>
        <text:p text:style-name="P99" loext:marker-style-name="T52"/>
        <text:list text:style-name="WWNum1">
          <text:list-item>
            <text:h text:style-name="P35" text:outline-level="2">Busca<text:span text:style-name="T53"> </text:span>informació<text:span text:style-name="T54"> </text:span>i<text:span text:style-name="T54"> </text:span>respon<text:span text:style-name="T55"> </text:span>les<text:span text:style-name="T56"> </text:span>següents<text:span text:style-name="T56"> </text:span>preguntes<text:span text:style-name="T53"> </text:span>indicant<text:span text:style-name="T56"> </text:span>les<text:span text:style-name="T53"> </text:span>referències<text:span text:style-name="T57"> </text:span>utilitzades:</text:h>
            <text:list>
              <text:list-item>
                <text:p text:style-name="P40" loext:marker-style-name="T58"><text:span text:style-name="T58">A</text:span><text:span text:style-name="T59"> </text:span><text:span text:style-name="T58">quin</text:span><text:span text:style-name="T60"> </text:span><text:span text:style-name="T58">port</text:span><text:span text:style-name="T60"> </text:span><text:span text:style-name="T58">es</text:span><text:span text:style-name="T60"> </text:span><text:span text:style-name="T58">reben</text:span><text:span text:style-name="T61"> </text:span><text:span text:style-name="T58">normalment</text:span><text:span text:style-name="T60"> </text:span><text:span text:style-name="T58">les</text:span><text:span text:style-name="T60"> </text:span><text:span text:style-name="T58">peticions</text:span><text:span text:style-name="T60"> </text:span><text:span text:style-name="T58">del</text:span><text:span text:style-name="T62"> </text:span><text:span text:style-name="T58">protocol</text:span><text:span text:style-name="T62"> </text:span><text:span text:style-name="T58">HTTP?</text:span><text:span text:style-name="T63"> </text:span><text:span text:style-name="T58">A</text:span><text:span text:style-name="T59"> </text:span><text:span text:style-name="T58">quina</text:span><text:span text:style-name="T60"> </text:span><text:span text:style-name="T58">capa</text:span><text:span text:style-name="T60"> </text:span><text:span text:style-name="T58">del</text:span><text:span text:style-name="T64"> </text:span><text:span text:style-name="T58">model</text:span><text:span text:style-name="T61"> </text:span><text:span text:style-name="T58">TCP/IP</text:span><text:span text:style-name="T65"> </text:span><text:span text:style-name="T58">es</text:span><text:span text:style-name="T66"> </text:span><text:span text:style-name="T58">troba</text:span><text:span text:style-name="T66"> </text:span><text:span text:style-name="T58">el</text:span><text:span text:style-name="T67"> </text:span><text:span text:style-name="T58">protocol</text:span><text:span text:style-name="T68"> </text:span><text:span text:style-name="T58">HTTP?</text:span><text:span text:style-name="T66"> </text:span><text:span text:style-name="T58">I</text:span><text:span text:style-name="T66"> </text:span><text:span text:style-name="T58">els</text:span><text:span text:style-name="T66"> </text:span><text:span text:style-name="T58">protocols</text:span><text:span text:style-name="T69"> </text:span><text:span text:style-name="T58">TCP,</text:span><text:span text:style-name="T67"> </text:span><text:span text:style-name="T58">UDP,</text:span><text:span text:style-name="T67"> </text:span><text:span text:style-name="T58">i</text:span><text:span text:style-name="T68"> </text:span><text:span text:style-name="T58">IP?</text:span></text:p>
              </text:list-item>
            </text:list>
          </text:list-item>
        </text:list>
        <text:p text:style-name="P100" loext:marker-style-name="T109"/>
        <text:list text:continue-numbering="true" text:style-name="WWNum1">
          <text:list-item>
            <text:list>
              <text:list-item>
                <text:p text:style-name="P54" loext:marker-style-name="T58"><text:span text:style-name="T58">Respon</text:span><text:span text:style-name="T69"> </text:span><text:span text:style-name="T58">les</text:span><text:span text:style-name="T69"> </text:span><text:span text:style-name="T58">següents</text:span><text:span text:style-name="T70"> </text:span><text:span text:style-name="T58">preguntes:</text:span></text:p>
                <text:list>
                  <text:list-item>
                    <text:p text:style-name="P57" loext:marker-style-name="T58"><text:span text:style-name="T58">El</text:span><text:span text:style-name="T69"> </text:span><text:span text:style-name="T58">protocol</text:span><text:span text:style-name="T70"> </text:span><text:span text:style-name="T58">HTTP</text:span><text:span text:style-name="T71"> </text:span><text:span text:style-name="T58">és</text:span><text:span text:style-name="T69"> </text:span><text:span text:style-name="T58">un</text:span><text:span text:style-name="T67"> </text:span><text:span text:style-name="T58">protocol</text:span><text:span text:style-name="T70"> </text:span><text:span text:style-name="T58">client-servidor?</text:span><text:span text:style-name="T67"> </text:span><text:span text:style-name="T58">Raona</text:span><text:span text:style-name="T67"> </text:span><text:span text:style-name="T58">la</text:span><text:span text:style-name="T67"> </text:span><text:span text:style-name="T58">resposta.</text:span></text:p>
                  </text:list-item>
                </text:list>
              </text:list-item>
            </text:list>
          </text:list-item>
        </text:list>
        <text:p text:style-name="P61" loext:marker-style-name="T58"><text:span text:style-name="T58"/></text:p>
        <text:p text:style-name="P90" loext:marker-style-name="T58"><text:span text:style-name="T58">W</text:span></text:p>
        <text:p text:style-name="P61" loext:marker-style-name="T58"><text:span text:style-name="T58"/></text:p>
        <text:list text:continue-numbering="true" text:style-name="WWNum1">
          <text:list-item>
            <text:list>
              <text:list-item>
                <text:list>
                  <text:list-item>
                    <text:p text:style-name="P58" loext:marker-style-name="T58"><text:span text:style-name="T58">A</text:span><text:span text:style-name="T72"> </text:span><text:span text:style-name="T58">quin</text:span><text:span text:style-name="T73"> </text:span><text:span text:style-name="T58">camp</text:span><text:span text:style-name="T74"> </text:span><text:span text:style-name="T58">de</text:span><text:span text:style-name="T73"> </text:span><text:span text:style-name="T58">la</text:span><text:span text:style-name="T73"> </text:span><text:span text:style-name="T58">capçalera</text:span><text:span text:style-name="T73"> </text:span><text:span text:style-name="T58">d'un</text:span><text:span text:style-name="T73"> </text:span><text:span text:style-name="T58">missatge</text:span><text:span text:style-name="T63"> </text:span><text:span text:style-name="T58">HTTP</text:span><text:span text:style-name="T75"> </text:span><text:span text:style-name="T58">pots</text:span><text:span text:style-name="T73"> </text:span><text:span text:style-name="T58">trobar</text:span><text:span text:style-name="T63"> </text:span><text:span text:style-name="T58">l'adreça</text:span><text:span text:style-name="T76"> </text:span><text:span text:style-name="T58">IP</text:span><text:span text:style-name="T59"> </text:span><text:span text:style-name="T58">del</text:span><text:span text:style-name="T63"> </text:span><text:span text:style-name="T58">servidor</text:span><text:span text:style-name="T63"> </text:span><text:span text:style-name="T58">al</text:span><text:span text:style-name="T63"> </text:span><text:span text:style-name="T58">qual</text:span><text:span text:style-name="T63"> </text:span><text:span text:style-name="T58">va</text:span><text:span text:style-name="T77"> </text:span><text:span text:style-name="T58">dirigida</text:span><text:span text:style-name="T66"> </text:span><text:span text:style-name="T58">una</text:span><text:span text:style-name="T66"> </text:span><text:span text:style-name="T58">petició.</text:span></text:p>
                  </text:list-item>
                </text:list>
              </text:list-item>
            </text:list>
          </text:list-item>
        </text:list>
        <text:p text:style-name="P62" loext:marker-style-name="T58"><text:span text:style-name="T58"/></text:p>
        <text:p text:style-name="P91" loext:marker-style-name="T58"><text:span text:style-name="T58">W</text:span></text:p>
        <text:p text:style-name="P62" loext:marker-style-name="T58"><text:span text:style-name="T58"/></text:p>
        <text:list text:continue-numbering="true" text:style-name="WWNum1">
          <text:list-item>
            <text:list>
              <text:list-item>
                <text:list>
                  <text:list-item>
                    <text:p text:style-name="P59" loext:marker-style-name="T58"><text:span text:style-name="T58">A</text:span><text:span text:style-name="T78"> </text:span><text:span text:style-name="T58">quin</text:span><text:span text:style-name="T79"> </text:span><text:span text:style-name="T58">camp</text:span><text:span text:style-name="T80"> </text:span><text:span text:style-name="T58">de</text:span><text:span text:style-name="T81"> </text:span><text:span text:style-name="T58">la</text:span><text:span text:style-name="T81"> </text:span><text:span text:style-name="T58">capçalera</text:span><text:span text:style-name="T81"> </text:span><text:span text:style-name="T58">d'un</text:span><text:span text:style-name="T81"> </text:span><text:span text:style-name="T58">missatge</text:span><text:span text:style-name="T81"> </text:span><text:span text:style-name="T58">HTTP</text:span><text:span text:style-name="T82"> </text:span><text:span text:style-name="T58">pots</text:span><text:span text:style-name="T79"> </text:span><text:span text:style-name="T58">trobar</text:span><text:span text:style-name="T82"> </text:span><text:span text:style-name="T58">informació</text:span><text:span text:style-name="T81"> </text:span><text:span text:style-name="T58">sobre</text:span><text:span text:style-name="T81"> </text:span><text:span text:style-name="T58">el</text:span><text:span text:style-name="T79"> </text:span><text:span text:style-name="T58">programa</text:span><text:span text:style-name="T77"> </text:span><text:span text:style-name="T58">client</text:span><text:span text:style-name="T66"> </text:span><text:span text:style-name="T58">que</text:span><text:span text:style-name="T66"> </text:span><text:span text:style-name="T58">ha</text:span><text:span text:style-name="T66"> </text:span><text:span text:style-name="T58">realitzat una petició.</text:span></text:p>
                  </text:list-item>
                </text:list>
              </text:list-item>
            </text:list>
          </text:list-item>
        </text:list>
        <text:p text:style-name="P63" loext:marker-style-name="T58"><text:span text:style-name="T58"/></text:p>
        <text:p text:style-name="P92" loext:marker-style-name="T58"><text:span text:style-name="T58">W</text:span></text:p>
        <text:p text:style-name="P63" loext:marker-style-name="T58"><text:span text:style-name="T58"/></text:p>
        <text:list text:continue-numbering="true" text:style-name="WWNum1">
          <text:list-item>
            <text:list>
              <text:list-item>
                <text:list>
                  <text:list-item>
                    <text:p text:style-name="P57" loext:marker-style-name="T58"><text:span text:style-name="T58">Què</text:span><text:span text:style-name="T70"> </text:span><text:span text:style-name="T58">és</text:span><text:span text:style-name="T68"> </text:span><text:span text:style-name="T58">el</text:span><text:span text:style-name="T70"> </text:span><text:span text:style-name="T58">Request</text:span><text:span text:style-name="T70"> </text:span><text:span text:style-name="T58">Payload</text:span><text:span text:style-name="T67"> </text:span><text:span text:style-name="T58">Body</text:span><text:span text:style-name="T68"> </text:span><text:span text:style-name="T58">d'un</text:span><text:span text:style-name="T67"> </text:span><text:span text:style-name="T58">missatge</text:span><text:span text:style-name="T67"> </text:span><text:span text:style-name="T58">HTTP?</text:span></text:p>
                  </text:list-item>
                </text:list>
              </text:list-item>
            </text:list>
          </text:list-item>
        </text:list>
        <text:p text:style-name="P61" loext:marker-style-name="T58"><text:span text:style-name="T58"/></text:p>
        <text:p text:style-name="P90" loext:marker-style-name="T58"><text:span text:style-name="T58">W</text:span></text:p>
        <text:p text:style-name="P61" loext:marker-style-name="T58"><text:span text:style-name="T58"/></text:p>
        <text:list text:continue-numbering="true" text:style-name="WWNum1">
          <text:list-item>
            <text:list>
              <text:list-item>
                <text:list>
                  <text:list-item>
                    <text:p text:style-name="P57" loext:marker-style-name="T58"><text:span text:style-name="T58">Què</text:span><text:span text:style-name="T70"> </text:span><text:span text:style-name="T58">significa</text:span><text:span text:style-name="T70"> </text:span><text:span text:style-name="T58">que</text:span><text:span text:style-name="T68"> </text:span><text:span text:style-name="T58">HTTP</text:span><text:span text:style-name="T83"> </text:span><text:span text:style-name="T58">és</text:span><text:span text:style-name="T70"> </text:span><text:span text:style-name="T58">un</text:span><text:span text:style-name="T70"> </text:span><text:span text:style-name="T58">protocol</text:span><text:span text:style-name="T67"> </text:span><text:span text:style-name="T58">sense</text:span><text:span text:style-name="T67"> </text:span><text:span text:style-name="T58">estat</text:span><text:span text:style-name="T68"> </text:span><text:span text:style-name="T58">(stateless)?</text:span></text:p>
                  </text:list-item>
                </text:list>
              </text:list-item>
            </text:list>
          </text:list-item>
        </text:list>
        <text:p text:style-name="P61" loext:marker-style-name="T58"><text:span text:style-name="T58"/></text:p>
        <text:p text:style-name="P90" loext:marker-style-name="T58"><text:span text:style-name="T58">W</text:span></text:p>
        <text:p text:style-name="Text_20_body"/>
        <text:list text:continue-numbering="true" text:style-name="WWNum1">
          <text:list-item>
            <text:list>
              <text:list-item>
                <text:p text:style-name="P41" loext:marker-style-name="T58"><text:span text:style-name="T58">Indica de quina manera el client faria una petició de la pàgina estàtica index3.html que és troba a la</text:span><text:span text:style-name="T59"> </text:span><text:span text:style-name="T58">carpeta “exam” que penja de l'arrel de l'arbre de directoris del servidor web. S'ha d'indicar mètode,</text:span><text:span text:style-name="T59"> </text:span><text:span text:style-name="T58">fitxer,</text:span><text:span text:style-name="T67"> </text:span><text:span text:style-name="T58">protocol</text:span><text:span text:style-name="T66"> </text:span><text:span text:style-name="T58">i</text:span><text:span text:style-name="T66"> </text:span><text:span text:style-name="T58">versió</text:span><text:span text:style-name="T66"> </text:span><text:span text:style-name="T58">del</text:span><text:span text:style-name="T68"> </text:span><text:span text:style-name="T58">protocol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43" loext:marker-style-name="T58"><text:span text:style-name="T58">Indica</text:span><text:span text:style-name="T59"> </text:span><text:span text:style-name="T58">l'esquema</text:span><text:span text:style-name="T59"> </text:span><text:span text:style-name="T58">URI per accedir a</text:span><text:span text:style-name="T59"> </text:span><text:span text:style-name="T58">un</text:span><text:span text:style-name="T59"> </text:span><text:span text:style-name="T58">fitxer</text:span><text:span text:style-name="T59"> </text:span><text:span text:style-name="T58">que</text:span><text:span text:style-name="T59"> </text:span><text:span text:style-name="T58">s'anomena</text:span><text:span text:style-name="T59"> </text:span><text:span text:style-name="T58">ex1m08uf1.pdf que</text:span><text:span text:style-name="T59"> </text:span><text:span text:style-name="T58">es troba</text:span><text:span text:style-name="T59"> </text:span><text:span text:style-name="T58">a</text:span><text:span text:style-name="T84"> </text:span><text:span text:style-name="T58">la</text:span><text:span text:style-name="T59"> </text:span><text:span text:style-name="T58">carpeta /home/daw2/examen d'un servidor FTP al qual s'ha d'accedir amb</text:span><text:span text:style-name="T59"> </text:span><text:span text:style-name="T58">el login daw i password</text:span><text:span text:style-name="T59"> </text:span><text:span text:style-name="T58">m08uf1pr1.</text:span><text:span text:style-name="T66"> </text:span><text:span text:style-name="T58">El</text:span><text:span text:style-name="T68"> </text:span><text:span text:style-name="T58">nom</text:span><text:span text:style-name="T66"> </text:span><text:span text:style-name="T58">del</text:span><text:span text:style-name="T67"> </text:span><text:span text:style-name="T58">servidor</text:span><text:span text:style-name="T66"> </text:span><text:span text:style-name="T58">és</text:span><text:span text:style-name="T66"> </text:span><text:span text:style-name="T58">ftp.fjeclot.edu</text:span><text:span text:style-name="T66"> </text:span><text:span text:style-name="T58">i</text:span><text:span text:style-name="T68"> </text:span><text:span text:style-name="T58">escolta pel</text:span><text:span text:style-name="T68"> </text:span><text:span text:style-name="T58">port 21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54" loext:marker-style-name="T58"><text:span text:style-name="T58">Indica</text:span><text:span text:style-name="T70"> </text:span><text:span text:style-name="T58">quines</text:span><text:span text:style-name="T67"> </text:span><text:span text:style-name="T58">són</text:span><text:span text:style-name="T67"> </text:span><text:span text:style-name="T58">les</text:span><text:span text:style-name="T67"> </text:span><text:span text:style-name="T58">diferències</text:span><text:span text:style-name="T69"> </text:span><text:span text:style-name="T58">existents</text:span><text:span text:style-name="T67"> </text:span><text:span text:style-name="T58">entre</text:span><text:span text:style-name="T67"> </text:span><text:span text:style-name="T58">utilitzar</text:span><text:span text:style-name="T70"> </text:span><text:span text:style-name="T58">un</text:span><text:span text:style-name="T67"> </text:span><text:span text:style-name="T58">mètode</text:span><text:span text:style-name="T67"> </text:span><text:span text:style-name="T58">POST</text:span><text:span text:style-name="T71"> </text:span><text:span text:style-name="T58">i</text:span><text:span text:style-name="T70"> </text:span><text:span text:style-name="T58">un</text:span><text:span text:style-name="T67"> </text:span><text:span text:style-name="T58">mètode</text:span><text:span text:style-name="T67"> </text:span><text:span text:style-name="T58">PUT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54" loext:marker-style-name="T58"><text:span text:style-name="T58">Indica</text:span><text:span text:style-name="T70"> </text:span><text:span text:style-name="T58">quines</text:span><text:span text:style-name="T67"> </text:span><text:span text:style-name="T58">són</text:span><text:span text:style-name="T67"> </text:span><text:span text:style-name="T58">les</text:span><text:span text:style-name="T68"> </text:span><text:span text:style-name="T58">parts</text:span><text:span text:style-name="T67"> </text:span><text:span text:style-name="T58">de</text:span><text:span text:style-name="T70"> </text:span><text:span text:style-name="T58">les</text:span><text:span text:style-name="T68"> </text:span><text:span text:style-name="T58">quals</text:span><text:span text:style-name="T69"> </text:span><text:span text:style-name="T58">es</text:span><text:span text:style-name="T67"> </text:span><text:span text:style-name="T58">composa</text:span><text:span text:style-name="T68"> </text:span><text:span text:style-name="T58">una</text:span><text:span text:style-name="T67"> </text:span><text:span text:style-name="T58">entitat</text:span><text:span text:style-name="T67"> </text:span><text:span text:style-name="T58">i</text:span><text:span text:style-name="T67"> </text:span><text:span text:style-name="T58">el</text:span><text:span text:style-name="T70"> </text:span><text:span text:style-name="T58">propòsit</text:span><text:span text:style-name="T67"> </text:span><text:span text:style-name="T58">de</text:span><text:span text:style-name="T67"> </text:span><text:span text:style-name="T58">cadascuna</text:span><text:span text:style-name="T68"> </text:span><text:span text:style-name="T58">d'elles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42" loext:marker-style-name="T58"><text:span text:style-name="T58">Indica quins són els 5 grups de missatges que pot enviar un servidor al client i quins són els</text:span><text:span text:style-name="T59"> </text:span><text:soft-page-break/><text:span text:style-name="T58">propòsits</text:span><text:span text:style-name="T66"> </text:span><text:span text:style-name="T58">de</text:span><text:span text:style-name="T66"> </text:span><text:span text:style-name="T58">cadascun d'ells.</text:span></text:p>
              </text:list-item>
            </text:list>
          </text:list-item>
        </text:list>
        <text:p text:style-name="P100" loext:marker-style-name="T109"/>
        <text:list text:continue-numbering="true" text:style-name="WWNum1">
          <text:list-item>
            <text:list>
              <text:list-item>
                <text:p text:style-name="P54" loext:marker-style-name="T58"><text:span text:style-name="T58">Indica</text:span><text:span text:style-name="T69"> </text:span><text:span text:style-name="T58">quins</text:span><text:span text:style-name="T67"> </text:span><text:span text:style-name="T58">mètodes</text:span><text:span text:style-name="T67"> </text:span><text:span text:style-name="T58">farian</text:span><text:span text:style-name="T67"> </text:span><text:span text:style-name="T58">que</text:span><text:span text:style-name="T67"> </text:span><text:span text:style-name="T58">el</text:span><text:span text:style-name="T69"> </text:span><text:span text:style-name="T58">servidor</text:span><text:span text:style-name="T68"> </text:span><text:span text:style-name="T58">respongués</text:span><text:span text:style-name="T67"> </text:span><text:span text:style-name="T58">amb</text:span><text:span text:style-name="T67"> </text:span><text:span text:style-name="T58">el</text:span><text:span text:style-name="T70"> </text:span><text:span text:style-name="T58">missatge</text:span><text:span text:style-name="T69"> </text:span><text:span text:style-name="T58">201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54" loext:marker-style-name="T58"><text:span text:style-name="T58">Respon</text:span><text:span text:style-name="T67"> </text:span><text:span text:style-name="T58">amb</text:span><text:span text:style-name="T70"> </text:span><text:span text:style-name="T58">verdader</text:span><text:span text:style-name="T67"> </text:span><text:span text:style-name="T58">o</text:span><text:span text:style-name="T70"> </text:span><text:span text:style-name="T58">fals</text:span><text:span text:style-name="T70"> </text:span><text:span text:style-name="T58">les</text:span><text:span text:style-name="T67"> </text:span><text:span text:style-name="T58">següents</text:span><text:span text:style-name="T70"> </text:span><text:span text:style-name="T58">afirmacions:</text:span></text:p>
                <text:list>
                  <text:list-item>
                    <text:p text:style-name="P57" loext:marker-style-name="T58"><text:span text:style-name="T58">El</text:span><text:span text:style-name="T69"> </text:span><text:span text:style-name="T58">mètode</text:span><text:span text:style-name="T68"> </text:span><text:span text:style-name="T58">POST</text:span><text:span text:style-name="T83"> </text:span><text:span text:style-name="T58">és</text:span><text:span text:style-name="T68"> </text:span><text:span text:style-name="T58">menys</text:span><text:span text:style-name="T70"> </text:span><text:span text:style-name="T58">segur</text:span><text:span text:style-name="T70"> </text:span><text:span text:style-name="T58">perquè</text:span><text:span text:style-name="T68"> </text:span><text:span text:style-name="T58">envia</text:span><text:span text:style-name="T67"> </text:span><text:span text:style-name="T58">dades</text:span><text:span text:style-name="T68"> </text:span><text:span text:style-name="T58">dins</text:span><text:span text:style-name="T68"> </text:span><text:span text:style-name="T58">de</text:span><text:span text:style-name="T70"> </text:span><text:span text:style-name="T58">la</text:span><text:span text:style-name="T68"> </text:span><text:span text:style-name="T58">URL.</text:span><text:span text:style-name="T69"> </text:span><text:span text:style-name="T58">Raona</text:span><text:span text:style-name="T68"> </text:span><text:span text:style-name="T58">la</text:span><text:span text:style-name="T67"> </text:span><text:span text:style-name="T58">resposta.</text:span></text:p>
                  </text:list-item>
                  <text:list-item>
                    <text:p text:style-name="P60" loext:marker-style-name="T58"><text:span text:style-name="T58">El mètode</text:span><text:span text:style-name="T63"> </text:span><text:span text:style-name="T58">GET</text:span><text:span text:style-name="T66"> </text:span><text:span text:style-name="T58">reenvia</text:span><text:span text:style-name="T59"> </text:span><text:span text:style-name="T58">la</text:span><text:span text:style-name="T59"> </text:span><text:span text:style-name="T58">informació</text:span><text:span text:style-name="T59"> </text:span><text:span text:style-name="T58">quan</text:span><text:span text:style-name="T75"> </text:span><text:span text:style-name="T58">es</text:span><text:span text:style-name="T59"> </text:span><text:span text:style-name="T58">recarrega</text:span><text:span text:style-name="T59"> </text:span><text:span text:style-name="T58">una</text:span><text:span text:style-name="T59"> </text:span><text:span text:style-name="T58">web</text:span><text:span text:style-name="T63"> </text:span><text:span text:style-name="T58">i el</text:span><text:span text:style-name="T59"> </text:span><text:span text:style-name="T58">navegador</text:span><text:span text:style-name="T75"> </text:span><text:span text:style-name="T58">hauria</text:span><text:span text:style-name="T59"> </text:span><text:span text:style-name="T58">d'avisar-</text:span><text:span text:style-name="T77"> </text:span><text:span text:style-name="T58">nos</text:span><text:span text:style-name="T66"> </text:span><text:span text:style-name="T58">d'aquest fet. Raona la</text:span><text:span text:style-name="T66"> </text:span><text:span text:style-name="T58">resposta.</text:span></text:p>
                  </text:list-item>
                  <text:list-item>
                    <text:p text:style-name="P57" loext:marker-style-name="T58"><text:span text:style-name="T58">Les</text:span><text:span text:style-name="T67"> </text:span><text:span text:style-name="T58">peticions</text:span><text:span text:style-name="T67"> </text:span><text:span text:style-name="T58">de</text:span><text:span text:style-name="T67"> </text:span><text:span text:style-name="T58">tipus</text:span><text:span text:style-name="T67"> </text:span><text:span text:style-name="T58">POST</text:span><text:span text:style-name="T71"> </text:span><text:span text:style-name="T58">no</text:span><text:span text:style-name="T70"> </text:span><text:span text:style-name="T58">poden</text:span><text:span text:style-name="T67"> </text:span><text:span text:style-name="T58">ser</text:span><text:span text:style-name="T67"> </text:span><text:span text:style-name="T58">desades</text:span><text:span text:style-name="T67"> </text:span><text:span text:style-name="T58">a</text:span><text:span text:style-name="T70"> </text:span><text:span text:style-name="T58">les</text:span><text:span text:style-name="T68"> </text:span><text:span text:style-name="T58">adreces</text:span><text:span text:style-name="T69"> </text:span><text:span text:style-name="T58">d'interès</text:span><text:span text:style-name="T68"> </text:span><text:span text:style-name="T58">(bookmark)</text:span></text:p>
                  </text:list-item>
                  <text:list-item>
                    <text:p text:style-name="P57" loext:marker-style-name="T58"><text:span text:style-name="T58">Una</text:span><text:span text:style-name="T67"> </text:span><text:span text:style-name="T58">petició</text:span><text:span text:style-name="T68"> </text:span><text:span text:style-name="T58">de</text:span><text:span text:style-name="T68"> </text:span><text:span text:style-name="T58">tipus</text:span><text:span text:style-name="T68"> </text:span><text:span text:style-name="T58">POST</text:span><text:span text:style-name="T71"> </text:span><text:span text:style-name="T58">envia</text:span><text:span text:style-name="T70"> </text:span><text:span text:style-name="T58">les</text:span><text:span text:style-name="T68"> </text:span><text:span text:style-name="T58">dades</text:span><text:span text:style-name="T68"> </text:span><text:span text:style-name="T58">dins</text:span><text:span text:style-name="T70"> </text:span><text:span text:style-name="T58">del</text:span><text:span text:style-name="T70"> </text:span><text:span text:style-name="T58">cos</text:span><text:span text:style-name="T67"> </text:span><text:span text:style-name="T58">del</text:span><text:span text:style-name="T67"> </text:span><text:span text:style-name="T58">missatge</text:span></text:p>
                  </text:list-item>
                  <text:list-item>
                    <text:p text:style-name="P57" loext:marker-style-name="T58"><text:span text:style-name="T58">Les</text:span><text:span text:style-name="T67"> </text:span><text:span text:style-name="T58">peticions</text:span><text:span text:style-name="T67"> </text:span><text:span text:style-name="T58">de</text:span><text:span text:style-name="T70"> </text:span><text:span text:style-name="T58">tipus</text:span><text:span text:style-name="T67"> </text:span><text:span text:style-name="T58">GET</text:span><text:span text:style-name="T83"> </text:span><text:span text:style-name="T58">no</text:span><text:span text:style-name="T70"> </text:span><text:span text:style-name="T58">admeten</text:span><text:span text:style-name="T67"> </text:span><text:span text:style-name="T58">qualsevol</text:span><text:span text:style-name="T70"> </text:span><text:span text:style-name="T58">tipus</text:span><text:span text:style-name="T68"> </text:span><text:span text:style-name="T58">de</text:span><text:span text:style-name="T70"> </text:span><text:span text:style-name="T58">dades</text:span><text:span text:style-name="T67"> </text:span><text:span text:style-name="T58">(texte,</text:span><text:span text:style-name="T67"> </text:span><text:span text:style-name="T58">imatge,</text:span><text:span text:style-name="T67"> </text:span><text:span text:style-name="T58">video,</text:span><text:span text:style-name="T67"> </text:span><text:span text:style-name="T58">etc..)</text:span></text:p>
                  </text:list-item>
                </text:list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54" loext:marker-style-name="T58"><text:span text:style-name="T58">Quin</text:span><text:span text:style-name="T67"> </text:span><text:span text:style-name="T58">és</text:span><text:span text:style-name="T67"> </text:span><text:span text:style-name="T58">el</text:span><text:span text:style-name="T67"> </text:span><text:span text:style-name="T58">significat</text:span><text:span text:style-name="T69"> </text:span><text:span text:style-name="T58">de</text:span><text:span text:style-name="T67"> </text:span><text:span text:style-name="T58">la</text:span><text:span text:style-name="T67"> </text:span><text:span text:style-name="T58">següen</text:span><text:span text:style-name="T68"> </text:span><text:span text:style-name="T58">resposta</text:span><text:span text:style-name="T67"> </text:span><text:span text:style-name="T58">d'un</text:span><text:span text:style-name="T67"> </text:span><text:span text:style-name="T58">servidor:</text:span></text:p>
              </text:list-item>
            </text:list>
          </text:list-item>
        </text:list>
        <text:p text:style-name="P101" loext:marker-style-name="T110"><text:span text:style-name="T110">HTTP/1.1</text:span><text:span text:style-name="T111"> </text:span><text:span text:style-name="T110">302</text:span><text:span text:style-name="T112"> </text:span><text:span text:style-name="T110">Found</text:span></text:p>
        <text:p text:style-name="P102" loext:marker-style-name="T110"><text:span text:style-name="T110">Location:</text:span><text:span text:style-name="T113"> </text:span><text:a xlink:type="simple" xlink:href="http://www.example.com/test/index2.php" text:style-name="Standard" text:visited-style-name="Standard"><text:span text:style-name="T110">http://www.example.com/test/index2.php</text:span></text:a></text:p>
      </text:section>
      <text:p text:style-name="P103" loext:marker-style-name="T114"/>
      <text:list text:continue-numbering="true" text:style-name="WWNum1">
        <text:list-item>
          <text:h text:style-name="P36" text:outline-level="2">Peticions<text:span text:style-name="T47"> </text:span>i<text:span text:style-name="T51"> </text:span>respostes<text:span text:style-name="T47"> </text:span>HTTP<text:span text:style-name="T115"> </text:span>treballant<text:span text:style-name="T47"> </text:span>amb<text:span text:style-name="T47"> </text:span>Telnet<text:span text:style-name="T47"> </text:span>i<text:span text:style-name="T51"> </text:span>wireshark</text:h>
        </text:list-item>
      </text:list>
      <text:p text:style-name="P95" loext:marker-style-name="T32"/>
      <text:list text:continue-numbering="true" text:style-name="WWNum1">
        <text:list-item>
          <text:list>
            <text:list-item>
              <text:p text:style-name="P55" loext:marker-style-name="T2"><draw:custom-shape text:anchor-type="char" draw:z-index="15" draw:name="Shape5" draw:style-name="gr8" draw:text-style-name="P117" svg:width="1.648in" svg:height="0.5012in" svg:x="1.3154in" svg:y="0.3874in"><text:p text:style-name="P6">GET<text:span text:style-name="T116"> </text:span>/<text:span text:style-name="T117"> </text:span>HTTP/1.1</text:p><text:p text:style-name="P7">Host:<text:span text:style-name="T118"> </text:span><text:a xlink:type="simple" xlink:href="http://www.google.cat/" text:style-name="Standard" text:visited-style-name="Standard">www.google.cat</text:a><text:span text:style-name="T119"> </text:span>User-Agent:<text:span text:style-name="T120"> </text:span>telnet</text:p><draw:enhanced-geometry draw:type="0"/></draw:custom-shape><text:span text:style-name="T58">Posa</text:span><text:span text:style-name="T74"> </text:span><text:span text:style-name="T58">en</text:span><text:span text:style-name="T74"> </text:span><text:span text:style-name="T58">marxa</text:span><text:span text:style-name="T61"> </text:span><text:span text:style-name="T14">Wireshark</text:span><text:span text:style-name="T15"> </text:span><text:span text:style-name="T58">i</text:span><text:span text:style-name="T76"> </text:span><text:span text:style-name="T58">filtra</text:span><text:span text:style-name="T85"> </text:span><text:span text:style-name="T58">el</text:span><text:span text:style-name="T76"> </text:span><text:span text:style-name="T58">contingut</text:span><text:span text:style-name="T86"> </text:span><text:span text:style-name="T58">de</text:span><text:span text:style-name="T85"> </text:span><text:span text:style-name="T58">les</text:span><text:span text:style-name="T74"> </text:span><text:span text:style-name="T58">captures</text:span><text:span text:style-name="T86"> </text:span><text:span text:style-name="T58">de</text:span><text:span text:style-name="T85"> </text:span><text:span text:style-name="T58">manera</text:span><text:span text:style-name="T74"> </text:span><text:span text:style-name="T58">que</text:span><text:span text:style-name="T86"> </text:span><text:span text:style-name="T58">només</text:span><text:span text:style-name="T85"> </text:span><text:span text:style-name="T58">es</text:span><text:span text:style-name="T85"> </text:span><text:span text:style-name="T58">mostrin</text:span><text:span text:style-name="T86"> </text:span><text:span text:style-name="T58">els</text:span><text:span text:style-name="T77"> </text:span><text:span text:style-name="T58">continguts</text:span><text:span text:style-name="T69"> </text:span><text:span text:style-name="T58">dels</text:span><text:span text:style-name="T83"> </text:span><text:span text:style-name="T58">missatges</text:span><text:span text:style-name="T69"> </text:span><text:span text:style-name="T58">HTTP.</text:span><text:span text:style-name="T83"> </text:span><text:span text:style-name="T58">Fes</text:span><text:span text:style-name="T71"> </text:span><text:span text:style-name="T58">la</text:span><text:span text:style-name="T69"> </text:span><text:span text:style-name="T58">següent</text:span><text:span text:style-name="T83"> </text:span><text:span text:style-name="T58">petició</text:span><text:span text:style-name="T69"> </text:span><text:span text:style-name="T58">HTTP</text:span><text:span text:style-name="T87"> </text:span><text:span text:style-name="T58">utilitzant: </text:span><text:span text:style-name="T2">telnet</text:span><text:span text:style-name="T16"> </text:span><text:a xlink:type="simple" xlink:href="http://www.google.cat/" text:style-name="Standard" text:visited-style-name="Standard"><text:span text:style-name="T2">www.google.cat</text:span></text:a><text:span text:style-name="T17"> </text:span><text:span text:style-name="T2">80</text:span></text:p>
            </text:list-item>
          </text:list>
        </text:list-item>
      </text:list>
      <text:p text:style-name="P4">Mostra<text:span text:style-name="T47"> </text:span>el<text:span text:style-name="T47"> </text:span>resultat<text:span text:style-name="T50"> </text:span>obtingut<text:span text:style-name="T49"> </text:span>amb <text:span text:style-name="T31">Wireshark</text:span>,<text:span text:style-name="T49"> </text:span>i<text:span text:style-name="T50"> </text:span>troba:</text:p>
      <text:list text:continue-numbering="true" text:style-name="WWNum1">
        <text:list-item>
          <text:list>
            <text:list-item>
              <text:list>
                <text:list-item>
                  <text:p text:style-name="P64" loext:marker-style-name="T58"><text:span text:style-name="T58">La</text:span><text:span text:style-name="T82"> </text:span><text:span text:style-name="T58">capçalera</text:span><text:span text:style-name="T88"> </text:span><text:span text:style-name="T58">IP,</text:span><text:span text:style-name="T82"> </text:span><text:span text:style-name="T58">l'adreça</text:span><text:span text:style-name="T88"> </text:span><text:span text:style-name="T58">IP</text:span><text:span text:style-name="T89"> </text:span><text:span text:style-name="T58">del</text:span><text:span text:style-name="T81"> </text:span><text:span text:style-name="T58">teu</text:span><text:span text:style-name="T79"> </text:span><text:span text:style-name="T58">ordinador</text:span><text:span text:style-name="T79"> </text:span><text:span text:style-name="T58">i</text:span><text:span text:style-name="T81"> </text:span><text:span text:style-name="T58">la</text:span><text:span text:style-name="T88"> </text:span><text:span text:style-name="T58">del</text:span><text:span text:style-name="T81"> </text:span><text:span text:style-name="T58">servidor</text:span><text:span text:style-name="T82"> </text:span><text:span text:style-name="T58">a</text:span><text:span text:style-name="T79"> </text:span><text:span text:style-name="T58">la</text:span><text:span text:style-name="T88"> </text:span><text:span text:style-name="T58">capçalera</text:span><text:span text:style-name="T88"> </text:span><text:span text:style-name="T58">IP</text:span><text:span text:style-name="T90"> </text:span><text:span text:style-name="T58">del</text:span><text:span text:style-name="T82"> </text:span><text:span text:style-name="T58">missatge</text:span><text:span text:style-name="T91"> </text:span><text:span text:style-name="T58">enviat</text:span><text:span text:style-name="T66"> </text:span><text:span text:style-name="T58">pel</text:span><text:span text:style-name="T66"> </text:span><text:span text:style-name="T58">programa telnet.</text:span></text:p>
                </text:list-item>
                <text:list-item>
                  <text:p text:style-name="P65" loext:marker-style-name="T58"><text:span text:style-name="T58">El</text:span><text:span text:style-name="T70"> </text:span><text:span text:style-name="T58">port</text:span><text:span text:style-name="T68"> </text:span><text:span text:style-name="T58">(tipus</text:span><text:span text:style-name="T70"> </text:span><text:span text:style-name="T58">i</text:span><text:span text:style-name="T67"> </text:span><text:span text:style-name="T58">valor)</text:span><text:span text:style-name="T67"> </text:span><text:span text:style-name="T58">utilitzat</text:span><text:span text:style-name="T68"> </text:span><text:span text:style-name="T58">pel</text:span><text:span text:style-name="T70"> </text:span><text:span text:style-name="T58">programa</text:span><text:span text:style-name="T68"> </text:span><text:span text:style-name="T58">telnet</text:span><text:span text:style-name="T70"> </text:span><text:span text:style-name="T58">i</text:span><text:span text:style-name="T67"> </text:span><text:span text:style-name="T58">pel</text:span><text:span text:style-name="T70"> </text:span><text:span text:style-name="T58">servidor</text:span><text:span text:style-name="T67"> </text:span><text:span text:style-name="T58">web</text:span></text:p>
                </text:list-item>
                <text:list-item>
                  <text:p text:style-name="P66" loext:marker-style-name="T58"><text:span text:style-name="T58">Quin</text:span><text:span text:style-name="T67"> </text:span><text:span text:style-name="T58">codi</text:span><text:span text:style-name="T70"> </text:span><text:span text:style-name="T58">de</text:span><text:span text:style-name="T70"> </text:span><text:span text:style-name="T58">resposta</text:span><text:span text:style-name="T67"> </text:span><text:span text:style-name="T58">dóna</text:span><text:span text:style-name="T70"> </text:span><text:span text:style-name="T58">la</text:span><text:span text:style-name="T68"> </text:span><text:span text:style-name="T58">capçalera</text:span><text:span text:style-name="T67"> </text:span><text:span text:style-name="T58">HTTP</text:span><text:span text:style-name="T83"> </text:span><text:span text:style-name="T58">enviada</text:span><text:span text:style-name="T67"> </text:span><text:span text:style-name="T58">pel</text:span><text:span text:style-name="T70"> </text:span><text:span text:style-name="T58">servidor?</text:span><text:span text:style-name="T70"> </text:span><text:span text:style-name="T58">Què</text:span><text:span text:style-name="T67"> </text:span><text:span text:style-name="T58">significa?</text:span></text:p>
                </text:list-item>
                <text:list-item>
                  <text:p text:style-name="P67" loext:marker-style-name="T58"><text:span text:style-name="T58">Que</text:span><text:span text:style-name="T60"> </text:span><text:span text:style-name="T58">indica</text:span><text:span text:style-name="T92"> </text:span><text:span text:style-name="T58">la</text:span><text:span text:style-name="T92"> </text:span><text:span text:style-name="T58">capçalera</text:span><text:span text:style-name="T93"> </text:span><text:span text:style-name="T1">Server</text:span><text:span text:style-name="T18"> </text:span><text:span text:style-name="T58">de</text:span><text:span text:style-name="T60"> </text:span><text:span text:style-name="T58">la</text:span><text:span text:style-name="T92"> </text:span><text:span text:style-name="T58">resposta</text:span><text:span text:style-name="T92"> </text:span><text:span text:style-name="T58">donada</text:span><text:span text:style-name="T92"> </text:span><text:span text:style-name="T58">pel</text:span><text:span text:style-name="T94"> </text:span><text:span text:style-name="T58">servidor?</text:span><text:span text:style-name="T92"> </text:span><text:span text:style-name="T58">Explica</text:span><text:span text:style-name="T92"> </text:span><text:span text:style-name="T58">el</text:span><text:span text:style-name="T94"> </text:span><text:span text:style-name="T58">resultat</text:span><text:span text:style-name="T60"> </text:span><text:span text:style-name="T58">que</text:span><text:span text:style-name="T92"> </text:span><text:span text:style-name="T58">has</text:span><text:span text:style-name="T91"> </text:span><text:span text:style-name="T58">obtingut.</text:span></text:p>
                </text:list-item>
                <text:list-item>
                  <text:p text:style-name="P68" loext:marker-style-name="T58"><text:span text:style-name="T58">Que indica la capçalera</text:span><text:span text:style-name="T63"> </text:span><text:span text:style-name="T1">Content-Type</text:span><text:span text:style-name="T19"> </text:span><text:span text:style-name="T58">de la resposta donada pel</text:span><text:span text:style-name="T66"> </text:span><text:span text:style-name="T58">servidor? Explica</text:span><text:span text:style-name="T59"> </text:span><text:span text:style-name="T58">el</text:span><text:span text:style-name="T66"> </text:span><text:span text:style-name="T58">resultat que</text:span><text:span text:style-name="T77"> </text:span><text:span text:style-name="T58">has</text:span><text:span text:style-name="T66"> </text:span><text:span text:style-name="T58">obtingut.</text:span></text:p>
                </text:list-item>
                <text:list-item>
                  <text:p text:style-name="P69" loext:marker-style-name="T58"><text:span text:style-name="T58">Comprova si la connexió es tanca immediatament després de rebre la resposta del servidor. Hi ha</text:span><text:span text:style-name="T77"> </text:span><text:span text:style-name="T58">alguna</text:span><text:span text:style-name="T66"> </text:span><text:span text:style-name="T58">manera de tancar</text:span><text:span text:style-name="T66"> </text:span><text:span text:style-name="T58">la connexió?</text:span></text:p>
                </text:list-item>
              </text:list>
            </text:list-item>
          </text:list>
        </text:list-item>
      </text:list>
      <text:p text:style-name="Text_20_body"/>
      <text:list text:continue-numbering="true" text:style-name="WWNum1">
        <text:list-item>
          <text:list>
            <text:list-item>
              <text:p text:style-name="P54" loext:marker-style-name="T2"><text:span text:style-name="T58">Fes</text:span><text:span text:style-name="T69"> </text:span><text:span text:style-name="T58">la</text:span><text:span text:style-name="T70"> </text:span><text:span text:style-name="T58">següent</text:span><text:span text:style-name="T70"> </text:span><text:span text:style-name="T58">petició</text:span><text:span text:style-name="T70"> </text:span><text:span text:style-name="T58">HTTP</text:span><text:span text:style-name="T83"> </text:span><text:span text:style-name="T58">utilitzant:</text:span><text:span text:style-name="T66"> </text:span><text:span text:style-name="T2">telnet</text:span><text:span text:style-name="T20"> </text:span><text:a xlink:type="simple" xlink:href="http://www.google.com/" text:style-name="Standard" text:visited-style-name="Standard"><text:span text:style-name="T2">www.google.com</text:span><text:span text:style-name="T5"> </text:span></text:a><text:span text:style-name="T2">80</text:span></text:p>
            </text:list-item>
          </text:list>
        </text:list-item>
      </text:list>
      <text:p text:style-name="P97" loext:marker-style-name="T38"><draw:custom-shape text:anchor-type="char" draw:z-index="16" draw:name="Shape6" draw:style-name="gr7" draw:text-style-name="P117" svg:width="1.5921in" svg:height="0.6398in" svg:x="1.3492in" svg:y="0.1339in"><text:p text:style-name="P6">GET<text:span text:style-name="T121"> </text:span>/<text:span text:style-name="T120"> </text:span>HTTP/1.1</text:p><text:p text:style-name="P8">Host:<text:span text:style-name="T122"> </text:span><text:a xlink:type="simple" xlink:href="http://www.google.es/" text:style-name="Standard" text:visited-style-name="Standard">www.google.es</text:a><text:span text:style-name="T45"> </text:span>User-Agent:<text:span text:style-name="T123"> </text:span>telnet<text:span text:style-name="T123"> </text:span>Connection:<text:span text:style-name="T117"> </text:span>close</text:p><draw:enhanced-geometry draw:type="0"/></draw:custom-shape></text:p>
      <text:p text:style-name="P5">Mostra<text:span text:style-name="T47"> </text:span>el<text:span text:style-name="T47"> </text:span>resultat<text:span text:style-name="T50"> </text:span>obtingut<text:span text:style-name="T47"> </text:span>amb<text:span text:style-name="T123"> </text:span><text:span text:style-name="T31">Wireshark</text:span>,<text:span text:style-name="T47"> </text:span>i<text:span text:style-name="T47"> </text:span>respon<text:span text:style-name="T49"> </text:span>a<text:span text:style-name="T47"> </text:span>les<text:span text:style-name="T49"> </text:span>següens<text:span text:style-name="T49"> </text:span>preguntes:</text:p>
      <text:p text:style-name="P11"/>
      <text:list text:continue-numbering="true" text:style-name="WWNum1">
        <text:list-item>
          <text:list>
            <text:list-item>
              <text:list>
                <text:list-item>
                  <text:p text:style-name="P45" loext:marker-style-name="T58"><text:span text:style-name="T58">Per</text:span><text:span text:style-name="T60"> </text:span><text:span text:style-name="T58">què</text:span><text:span text:style-name="T95"> </text:span><text:span text:style-name="T58">serveix</text:span><text:span text:style-name="T96"> </text:span><text:span text:style-name="T58">la</text:span><text:span text:style-name="T97"> </text:span><text:span text:style-name="T58">capçalera</text:span><text:span text:style-name="T98"> </text:span><text:span text:style-name="T1">Connection:</text:span><text:span text:style-name="T21"> </text:span><text:span text:style-name="T1">close</text:span><text:span text:style-name="T58">?</text:span><text:span text:style-name="T99"> </text:span><text:span text:style-name="T58">Què</text:span><text:span text:style-name="T99"> </text:span><text:span text:style-name="T58">passa</text:span><text:span text:style-name="T95"> </text:span><text:span text:style-name="T58">al</text:span><text:span text:style-name="T95"> </text:span><text:span text:style-name="T58">executar</text:span><text:span text:style-name="T99"> </text:span><text:span text:style-name="T58">la</text:span><text:span text:style-name="T99"> </text:span><text:span text:style-name="T58">petició</text:span><text:span text:style-name="T99"> </text:span><text:span text:style-name="T58">amb</text:span></text:p>
                </text:list-item>
              </text:list>
            </text:list-item>
          </text:list>
        </text:list-item>
      </text:list>
      <text:p text:style-name="P24" loext:marker-style-name="T58"><text:span text:style-name="T1">Connection:close</text:span><text:span text:style-name="T10"> </text:span><text:span text:style-name="T58">a</text:span><text:span text:style-name="T69"> </text:span><text:span text:style-name="T58">diferència</text:span><text:span text:style-name="T70"> </text:span><text:span text:style-name="T58">de</text:span><text:span text:style-name="T69"> </text:span><text:span text:style-name="T58">l'exercici</text:span><text:span text:style-name="T69"> </text:span><text:span text:style-name="T58">anterior?</text:span></text:p>
      <text:list text:continue-numbering="true" text:style-name="WWNum1">
        <text:list-item>
          <text:list>
            <text:list-item>
              <text:list>
                <text:list-item>
                  <text:p text:style-name="P46" loext:marker-style-name="T58"><text:span text:style-name="T58">Fixa't que a la petició el </text:span><text:span text:style-name="T1">Host </text:span><text:span text:style-name="T58">ara és </text:span><text:a xlink:type="simple" xlink:href="http://www.google.es/" text:style-name="Standard" text:visited-style-name="Standard"><text:span text:style-name="T124">www.google.es</text:span></text:a><text:span text:style-name="T58">. Això ha fet que la resposta sigui diferent?</text:span><text:span text:style-name="T59"> </text:span><text:span text:style-name="T58">Per què? Mostra</text:span><text:span text:style-name="T59"> </text:span><text:span text:style-name="T58">la</text:span><text:span text:style-name="T59"> </text:span><text:span text:style-name="T58">resposta i</text:span><text:span text:style-name="T59"> </text:span><text:span text:style-name="T58">comenta el</text:span><text:span text:style-name="T59"> </text:span><text:span text:style-name="T58">resultat</text:span><text:span text:style-name="T59"> </text:span><text:span text:style-name="T58">obtingut</text:span><text:span text:style-name="T59"> </text:span><text:span text:style-name="T58">i</text:span><text:span text:style-name="T59"> </text:span><text:span text:style-name="T58">les</text:span><text:span text:style-name="T59"> </text:span><text:span text:style-name="T58">diferències</text:span><text:span text:style-name="T59"> </text:span><text:span text:style-name="T58">amb</text:span><text:span text:style-name="T59"> </text:span><text:span text:style-name="T58">l'exercici</text:span><text:span text:style-name="T59"> </text:span><text:span text:style-name="T58">anterior.</text:span></text:p>
                </text:list-item>
                <text:list-item>
                  <text:p text:style-name="P47" loext:marker-style-name="T58"><text:span text:style-name="T58">Què significat pel navegador que el</text:span><text:span text:style-name="T59"> </text:span><text:span text:style-name="T58">Expires valgui -1 i que el camp max-age de Cache-Control</text:span><text:span text:style-name="T59"> </text:span><text:span text:style-name="T58">sigui</text:span><text:span text:style-name="T68"> </text:span><text:span text:style-name="T58">igual</text:span><text:span text:style-name="T66"> </text:span><text:span text:style-name="T58">a 0?</text:span></text:p>
                </text:list-item>
              </text:list>
            </text:list-item>
          </text:list>
        </text:list-item>
      </text:list>
      <text:p text:style-name="P99" loext:marker-style-name="T52"/>
      <text:list text:continue-numbering="true" text:style-name="WWNum1">
        <text:list-item>
          <text:list>
            <text:list-item>
              <text:p text:style-name="P56" loext:marker-style-name="T58"><text:span text:style-name="T58">Posa</text:span><text:span text:style-name="T68"> </text:span><text:span text:style-name="T58">en</text:span><text:span text:style-name="T66"> </text:span><text:span text:style-name="T58">marxa</text:span><text:span text:style-name="T63"> </text:span><text:span text:style-name="T14">Wireshark</text:span><text:span text:style-name="T13"> </text:span><text:span text:style-name="T58">i amb</text:span><text:span text:style-name="T66"> </text:span><text:span text:style-name="T58">l'eina</text:span><text:span text:style-name="T59"> </text:span><text:span text:style-name="T14">telnet</text:span><text:span text:style-name="T22"> </text:span><text:span text:style-name="T58">connectat</text:span><text:span text:style-name="T66"> </text:span><text:span text:style-name="T58">al</text:span><text:span text:style-name="T68"> </text:span><text:span text:style-name="T58">port </text:span><text:span text:style-name="T14">80/tcp</text:span><text:span text:style-name="T13"> </text:span><text:span text:style-name="T58">del servidor</text:span><text:span text:style-name="T75"> </text:span><text:span text:style-name="T14">xtec.gencat.cat</text:span><text:span text:style-name="T23"> </text:span><text:span text:style-name="T58">i</text:span><text:span text:style-name="T91"> </text:span><text:span text:style-name="T58">realitza</text:span><text:span text:style-name="T66"> </text:span><text:span text:style-name="T58">la</text:span><text:span text:style-name="T66"> </text:span><text:span text:style-name="T58">següent petició:</text:span></text:p>
            </text:list-item>
          </text:list>
        </text:list-item>
      </text:list>
      <text:p text:style-name="P104" loext:marker-style-name="T128"><draw:custom-shape text:anchor-type="char" draw:z-index="17" draw:name="Shape7" draw:style-name="gr6" draw:text-style-name="P117" svg:width="3.4732in" svg:height="0.6398in" svg:x="1.3091in" svg:y="0.1665in"><text:p text:style-name="P9">HEAD<text:span text:style-name="T126"> </text:span>/ca/curriculum/professionals/<text:span text:style-name="T127"> </text:span>HTTP/1.1<text:span text:style-name="T119"> </text:span>Host:<text:span text:style-name="T49"> </text:span>xtec.gencat.cat</text:p><text:p text:style-name="P10">User-Agent:<text:span text:style-name="T115"> </text:span>telnet<text:span text:style-name="T45"> </text:span>Connection:<text:span text:style-name="T51"> </text:span>close</text:p><draw:enhanced-geometry draw:type="0"/></draw:custom-shape></text:p>
      <text:p text:style-name="P12">Amb<text:span text:style-name="T47"> </text:span>wireshark<text:span text:style-name="T49"> </text:span>comprova:</text:p>
      <text:p text:style-name="P105" loext:marker-style-name="T129"/>
      <text:list text:continue-numbering="true" text:style-name="WWNum1">
        <text:list-item>
          <text:list>
            <text:list-item>
              <text:list>
                <text:list-item>
                  <text:p text:style-name="P57" loext:marker-style-name="T58"><text:span text:style-name="T58">Quina</text:span><text:span text:style-name="T69"> </text:span><text:span text:style-name="T58">reposta</text:span><text:span text:style-name="T70"> </text:span><text:span text:style-name="T58">dóna</text:span><text:span text:style-name="T67"> </text:span><text:span text:style-name="T58">el</text:span><text:span text:style-name="T70"> </text:span><text:span text:style-name="T58">servidor.</text:span><text:span text:style-name="T67"> </text:span><text:span text:style-name="T58">Indica</text:span><text:span text:style-name="T70"> </text:span><text:span text:style-name="T58">el</text:span><text:span text:style-name="T70"> </text:span><text:span text:style-name="T58">significat</text:span><text:span text:style-name="T67"> </text:span><text:span text:style-name="T58">del</text:span><text:span text:style-name="T70"> </text:span><text:span text:style-name="T58">codi</text:span><text:span text:style-name="T70"> </text:span><text:span text:style-name="T58">de</text:span><text:span text:style-name="T67"> </text:span><text:span text:style-name="T58">la</text:span><text:span text:style-name="T70"> </text:span><text:span text:style-name="T58">reposta</text:span><text:span text:style-name="T70"> </text:span><text:span text:style-name="T58">i</text:span><text:span text:style-name="T70"> </text:span><text:span text:style-name="T58">del</text:span><text:span text:style-name="T70"> </text:span><text:span text:style-name="T58">camp</text:span><text:span text:style-name="T67"> </text:span><text:span text:style-name="T58">Location.</text:span></text:p>
                </text:list-item>
                <text:list-item>
                  <text:p text:style-name="P57" loext:marker-style-name="T58"><text:span text:style-name="T58">Indica</text:span><text:span text:style-name="T69"> </text:span><text:span text:style-name="T58">quina</text:span><text:span text:style-name="T69"> </text:span><text:span text:style-name="T58">és</text:span><text:span text:style-name="T70"> </text:span><text:span text:style-name="T58">la</text:span><text:span text:style-name="T70"> </text:span><text:span text:style-name="T58">nova</text:span><text:span text:style-name="T70"> </text:span><text:span text:style-name="T58">adreça</text:span><text:span text:style-name="T69"> </text:span><text:span text:style-name="T58">del</text:span><text:span text:style-name="T69"> </text:span><text:span text:style-name="T58">servidor.</text:span></text:p>
                </text:list-item>
                <text:list-item>
                  <text:p text:style-name="P57" loext:marker-style-name="T58"><text:span text:style-name="T58">Indica</text:span><text:span text:style-name="T69"> </text:span><text:span text:style-name="T58">el</text:span><text:span text:style-name="T69"> </text:span><text:span text:style-name="T58">programa</text:span><text:span text:style-name="T67"> </text:span><text:span text:style-name="T58">servidor</text:span><text:span text:style-name="T69"> </text:span><text:span text:style-name="T58">de</text:span><text:span text:style-name="T70"> </text:span><text:span text:style-name="T58">pàgines</text:span><text:span text:style-name="T67"> </text:span><text:span text:style-name="T58">web</text:span><text:span text:style-name="T70"> </text:span><text:span text:style-name="T58">utilitzat</text:span><text:span text:style-name="T70"> </text:span><text:span text:style-name="T58">per</text:span><text:span text:style-name="T70"> </text:span><text:span text:style-name="T58">xtec.gencat.cat.</text:span></text:p>
                </text:list-item>
                <text:list-item>
                  <text:p text:style-name="P57" loext:marker-style-name="T58"><text:span text:style-name="T58">Quina</text:span><text:span text:style-name="T70"> </text:span><text:span text:style-name="T58">és</text:span><text:span text:style-name="T67"> </text:span><text:span text:style-name="T58">la</text:span><text:span text:style-name="T67"> </text:span><text:span text:style-name="T58">diferència</text:span><text:span text:style-name="T67"> </text:span><text:span text:style-name="T58">entre</text:span><text:span text:style-name="T67"> </text:span><text:span text:style-name="T58">haver</text:span><text:span text:style-name="T70"> </text:span><text:span text:style-name="T58">utilitzat</text:span><text:span text:style-name="T68"> </text:span><text:span text:style-name="T58">HEAD</text:span><text:span text:style-name="T70"> </text:span><text:span text:style-name="T58">i</text:span><text:span text:style-name="T70"> </text:span><text:span text:style-name="T58">no</text:span><text:span text:style-name="T67"> </text:span><text:span text:style-name="T58">GET?</text:span></text:p>
                </text:list-item>
                <text:list-item>
                  <text:p text:style-name="P57" loext:marker-style-name="T58"><text:span text:style-name="T66">A</text:span><text:span text:style-name="T100"> </text:span><text:span text:style-name="T66">quina hora</text:span><text:span text:style-name="T58"> </text:span><text:span text:style-name="T66">s'ha generat</text:span><text:span text:style-name="T58"> el</text:span><text:span text:style-name="T67"> </text:span><text:span text:style-name="T58">missatge</text:span><text:span text:style-name="T66"> </text:span><text:span text:style-name="T58">HTTP</text:span><text:span text:style-name="T70"> </text:span><text:span text:style-name="T58">en</text:span><text:span text:style-name="T68"> </text:span><text:span text:style-name="T58">el</text:span><text:span text:style-name="T66"> </text:span><text:span text:style-name="T58">servidor?</text:span></text:p>
                </text:list-item>
              </text:list>
            </text:list-item>
          </text:list>
        </text:list-item>
      </text:list>
      <text:p text:style-name="P108" loext:marker-style-name="T139"/>
      <text:list text:continue-numbering="true" text:style-name="WWNum1">
        <text:list-item>
          <text:list>
            <text:list-item>
              <text:p text:style-name="P44" loext:marker-style-name="T58"><text:span text:style-name="T58">Analitza</text:span><text:span text:style-name="T67"> </text:span><text:span text:style-name="T58">la</text:span><text:span text:style-name="T67"> </text:span><text:span text:style-name="T58">següent</text:span><text:span text:style-name="T68"> </text:span><text:span text:style-name="T58">“conversa”</text:span><text:span text:style-name="T70"> </text:span><text:span text:style-name="T58">HTTP</text:span><text:span text:style-name="T71"> </text:span><text:span text:style-name="T58">entre</text:span><text:span text:style-name="T67"> </text:span><text:span text:style-name="T58">un</text:span><text:span text:style-name="T67"> </text:span><text:span text:style-name="T58">client</text:span><text:span text:style-name="T68"> </text:span><text:span text:style-name="T58">i</text:span><text:span text:style-name="T70"> </text:span><text:span text:style-name="T58">un</text:span><text:span text:style-name="T70"> </text:span><text:span text:style-name="T58">servidor</text:span><text:span text:style-name="T67"> </text:span><text:span text:style-name="T58">i</text:span><text:span text:style-name="T70"> </text:span><text:span text:style-name="T58">descriu</text:span><text:span text:style-name="T67"> </text:span><text:span text:style-name="T58">allò</text:span><text:span text:style-name="T67"> </text:span><text:span text:style-name="T58">que</text:span><text:span text:style-name="T70"> </text:span><text:span text:style-name="T58">està</text:span><text:span text:style-name="T68"> </text:span><text:span text:style-name="T58">passant:</text:span></text:p>
            </text:list-item>
          </text:list>
        </text:list-item>
      </text:list>
      <text:p text:style-name="P110" loext:marker-style-name="T146"><draw:custom-shape text:anchor-type="char" draw:z-index="18" draw:name="Shape8" draw:style-name="gr5" draw:text-style-name="P117" svg:width="4.4217in" svg:height="0.3433in" svg:x="1.4799in" svg:y="0.1319in"><text:p text:style-name="P13">GET<text:span text:style-name="T140"> </text:span>/private/index2.html<text:span text:style-name="T141"> </text:span>HTTP/1.1<text:span text:style-name="T119"> </text:span>Host:<text:span text:style-name="T49"> </text:span>localhost</text:p><draw:enhanced-geometry draw:type="0"/></draw:custom-shape><draw:custom-shape text:anchor-type="char" draw:z-index="19" draw:name="Shape9" draw:style-name="gr4" draw:text-style-name="P117" svg:width="4.4217in" svg:height="0.9594in" svg:x="1.4799in" svg:y="0.572in"><text:p text:style-name="P14"><text:span text:style-name="T48">HTTP/1.1</text:span><text:span text:style-name="T47"> </text:span>401<text:span text:style-name="T142"> </text:span>Authorization<text:span text:style-name="T47"> </text:span>Required<text:span text:style-name="T45"> </text:span>Server:<text:span text:style-name="T49"> </text:span>HTTPd/1.0</text:p><text:p text:style-name="P15">Date:<text:span text:style-name="T49"> </text:span>Sat,<text:span text:style-name="T47"> </text:span>27<text:span text:style-name="T49"> </text:span>Nov<text:span text:style-name="T46"> </text:span>2006<text:span text:style-name="T49"> </text:span>10:18:15<text:span text:style-name="T46"> </text:span>GMT</text:p><text:p text:style-name="P17"><text:span text:style-name="T48">WWW-Authenticate: </text:span>Basic realm="Secure Area"<text:span text:style-name="T143"> </text:span>Content-Type:<text:span text:style-name="T48"> </text:span>text/html</text:p><text:p text:style-name="P15">Content-Length:<text:span text:style-name="T144"> </text:span>311</text:p><draw:enhanced-geometry draw:type="0"/></draw:custom-shape><draw:custom-shape text:anchor-type="char" draw:z-index="20" draw:name="Shape10" draw:style-name="gr3" draw:text-style-name="P117" svg:width="4.4217in" svg:height="0.5906in" svg:x="1.4693in" svg:y="1.7563in"><text:p text:style-name="P19">GET<text:span text:style-name="T140"> </text:span>/private/index2.html<text:span text:style-name="T145"> </text:span>HTTP/1.1<text:span text:style-name="T45"> </text:span>Host:<text:span text:style-name="T48"> </text:span>localhost</text:p><text:p text:style-name="P20">Authorization:<text:span text:style-name="T140"> </text:span>Basic<text:span text:style-name="T140"> </text:span>QWxhZGRpbjpvcGVuIHNlc2FtZQ==</text:p><draw:enhanced-geometry draw:type="0"/></draw:custom-shape><draw:custom-shape text:anchor-type="char" draw:z-index="21" draw:name="Shape11" draw:style-name="gr2" draw:text-style-name="P117" svg:width="4.4217in" svg:height="0.8157in" svg:x="1.4799in" svg:y="2.4882in"><text:p text:style-name="P21">HTTP/1.1<text:span text:style-name="T47"> </text:span>200<text:span text:style-name="T46"> </text:span>OK</text:p><text:p text:style-name="P16">Server:<text:span text:style-name="T51"> </text:span>HTTPd/1.0</text:p><text:p text:style-name="P15">Date:<text:span text:style-name="T49"> </text:span>Sat,<text:span text:style-name="T47"> </text:span>27<text:span text:style-name="T49"> </text:span>Nov<text:span text:style-name="T46"> </text:span>2006<text:span text:style-name="T49"> </text:span>10:19:07<text:span text:style-name="T46"> </text:span>GMT</text:p><text:p text:style-name="P18"><text:span text:style-name="T48">Content-Type: </text:span>text/html<text:span text:style-name="T143"> </text:span>Content-Length:<text:span text:style-name="T115"> </text:span>10476</text:p><draw:enhanced-geometry draw:type="0"/></draw:custom-shape></text:p>
      <text:p text:style-name="P112" loext:marker-style-name="T147"/>
      <text:p text:style-name="P106" loext:marker-style-name="T129"/>
      <text:p text:style-name="P113" loext:marker-style-name="T148"/>
      <text:p text:style-name="P107" loext:marker-style-name="T129"/>
      <text:p text:style-name="P114" loext:marker-style-name="T149"/>
      <text:list xml:id="list150505360374196" text:continue-numbering="true" text:style-name="WWNum1">
        <text:list-item>
          <text:h text:style-name="P37" text:outline-level="2">Peticions<text:span text:style-name="T46"> </text:span>i<text:span text:style-name="T50"> </text:span>respostes<text:span text:style-name="T46"> </text:span>HTTP<text:span text:style-name="T145"> </text:span>treballant<text:span text:style-name="T46"> </text:span>amb<text:span text:style-name="T49"> </text:span>Firefox<text:span text:style-name="T49"> </text:span>i<text:span text:style-name="T49"> </text:span>wireshark</text:h>
        </text:list-item>
      </text:list>
      <text:p text:style-name="P96" loext:marker-style-name="T32"/>
      <text:p text:style-name="P2"><text:span text:style-name="T31">NOTA:</text:span><text:span text:style-name="T39"> </text:span>Abans<text:span text:style-name="T51"> </text:span>de<text:span text:style-name="T50"> </text:span>començar<text:span text:style-name="T145"> </text:span>aquesta<text:span text:style-name="T51"> </text:span>part:</text:p>
      <text:list text:style-name="WWNum2">
        <text:list-item>
          <text:p text:style-name="P74" loext:marker-style-name="T58"><text:span text:style-name="T58">Accedeix</text:span><text:span text:style-name="T70"> </text:span><text:span text:style-name="T58">a</text:span><text:span text:style-name="T67"> </text:span><text:span text:style-name="T58">Preferències</text:span><text:span text:style-name="T67"> </text:span><text:span text:style-name="T58">→</text:span><text:span text:style-name="T69"> </text:span><text:span text:style-name="T58">Privadesa</text:span><text:span text:style-name="T67"> </text:span><text:span text:style-name="T58">i</text:span><text:span text:style-name="T69"> </text:span><text:span text:style-name="T58">seguretat</text:span></text:p>
        </text:list-item>
        <text:list-item>
          <text:p text:style-name="P76" loext:marker-style-name="T58"><text:span text:style-name="T58">Neteja</text:span><text:span text:style-name="T70"> </text:span><text:span text:style-name="T58">Galetes</text:span><text:span text:style-name="T67"> </text:span><text:span text:style-name="T58">i</text:span><text:span text:style-name="T70"> </text:span><text:span text:style-name="T58">contingut</text:span><text:span text:style-name="T67"> </text:span><text:span text:style-name="T58">de</text:span><text:span text:style-name="T70"> </text:span><text:span text:style-name="T58">memòria</text:span><text:span text:style-name="T67"> </text:span><text:span text:style-name="T58">cau</text:span></text:p>
        </text:list-item>
        <text:list-item>
          <text:p text:style-name="P76" loext:marker-style-name="T58"><text:span text:style-name="T58">Neteja</text:span><text:span text:style-name="T67"> </text:span><text:span text:style-name="T58">historial</text:span><text:span text:style-name="T70"> </text:span><text:span text:style-name="T58">i</text:span><text:span text:style-name="T70"> </text:span><text:span text:style-name="T58">configura</text:span><text:span text:style-name="T67"> </text:span><text:span text:style-name="T58">Firefox</text:span><text:span text:style-name="T67"> </text:span><text:span text:style-name="T58">per</text:span><text:span text:style-name="T71"> </text:span><text:span text:style-name="T58">no</text:span><text:span text:style-name="T70"> </text:span><text:span text:style-name="T58">recordar</text:span><text:span text:style-name="T70"> </text:span><text:span text:style-name="T58">mai</text:span><text:span text:style-name="T70"> </text:span><text:span text:style-name="T58">l'historial</text:span></text:p>
        </text:list-item>
        <text:list-item>
          <text:p text:style-name="P79" loext:marker-style-name="T58"><text:span text:style-name="T58">A</text:span><text:span text:style-name="T101"> </text:span><text:span text:style-name="T58">la</text:span><text:span text:style-name="T78"> </text:span><text:span text:style-name="T58">barra</text:span><text:span text:style-name="T102"> </text:span><text:span text:style-name="T58">de</text:span><text:span text:style-name="T103"> </text:span><text:span text:style-name="T58">localització</text:span><text:span text:style-name="T78"> </text:span><text:span text:style-name="T58">(a</text:span><text:span text:style-name="T102"> </text:span><text:span text:style-name="T58">on</text:span><text:span text:style-name="T78"> </text:span><text:span text:style-name="T58">escrius</text:span><text:span text:style-name="T104"> </text:span><text:span text:style-name="T58">les</text:span><text:span text:style-name="T102"> </text:span><text:span text:style-name="T58">adreces</text:span><text:span text:style-name="T104"> </text:span><text:span text:style-name="T58">URL)</text:span><text:span text:style-name="T102"> </text:span><text:span text:style-name="T58">escriu</text:span><text:span text:style-name="T78"> </text:span><text:span text:style-name="T58">about:config</text:span><text:span text:style-name="T102"> </text:span><text:span text:style-name="T58">per</text:span><text:span text:style-name="T78"> </text:span><text:span text:style-name="T58">accedir</text:span><text:span text:style-name="T102"> </text:span><text:span text:style-name="T58">a</text:span><text:span text:style-name="T102"> </text:span><text:span text:style-name="T58">la</text:span><text:span text:style-name="T91"> </text:span><text:span text:style-name="T58">configuració.</text:span></text:p>
        </text:list-item>
        <text:list-item>
          <text:p text:style-name="P81" loext:marker-style-name="T58"><text:span text:style-name="T58">Busca</text:span><text:span text:style-name="T71"> </text:span><text:span text:style-name="T58">l'entrada</text:span><text:span text:style-name="T71"> </text:span><text:span text:style-name="T58">de</text:span><text:span text:style-name="T71"> </text:span><text:span text:style-name="T58">configuració</text:span><text:span text:style-name="T71"> </text:span><text:span text:style-name="T58">browser.urlbar.autoFill.</text:span><text:span text:style-name="T69"> </text:span><text:span text:style-name="T58">Fes</text:span><text:span text:style-name="T71"> </text:span><text:span text:style-name="T58">que</text:span><text:span text:style-name="T71"> </text:span><text:span text:style-name="T58">el</text:span><text:span text:style-name="T71"> </text:span><text:span text:style-name="T58">seu</text:span><text:span text:style-name="T71"> </text:span><text:span text:style-name="T58">valor</text:span><text:span text:style-name="T71"> </text:span><text:span text:style-name="T58">sigui</text:span><text:span text:style-name="T71"> </text:span><text:span text:style-name="T58">False.</text:span></text:p>
        </text:list-item>
        <text:list-item>
          <text:p text:style-name="P83" loext:marker-style-name="T58"><text:span text:style-name="T58">Reinicia</text:span><text:span text:style-name="T70"> </text:span><text:span text:style-name="T58">Firefox</text:span></text:p>
        </text:list-item>
      </text:list>
      <text:p text:style-name="P23" loext:marker-style-name="T2"><text:span text:style-name="T14">1.-</text:span><text:span text:style-name="T8"> </text:span><text:span text:style-name="T14">Treballant</text:span><text:span text:style-name="T24"> </text:span><text:span text:style-name="T14">amb</text:span><text:span text:style-name="T24"> </text:span><text:span text:style-name="T14">la</text:span><text:span text:style-name="T24"> </text:span><text:span text:style-name="T14">capçalera</text:span><text:span text:style-name="T6"> </text:span><text:span text:style-name="T2">Accept-Language</text:span></text:p>
      <text:p text:style-name="P98" loext:marker-style-name="T40"/>
      <text:list text:style-name="WWNum3">
        <text:list-item>
          <text:p text:style-name="P48" loext:marker-style-name="T58"><text:span text:style-name="T58">Des de "about:config", selecciona el paràmetre de configuració intl.accept_languages i indica que</text:span><text:span text:style-name="T59"> </text:span><text:span text:style-name="T58">s'utilitzaran com idiomes de treball les següent llengües en aquest ordre: Català (ca), Spanish(es),</text:span><text:span text:style-name="T59"> </text:span><text:span text:style-name="T58">English</text:span><text:span text:style-name="T59"> </text:span><text:span text:style-name="T58">(en).</text:span><text:span text:style-name="T59"> </text:span><text:span text:style-name="T58">Esborra</text:span><text:span text:style-name="T59"> </text:span><text:span text:style-name="T58">l'historial</text:span><text:span text:style-name="T59"> </text:span><text:span text:style-name="T58">complet</text:span><text:span text:style-name="T59"> </text:span><text:span text:style-name="T58">del</text:span><text:span text:style-name="T59"> </text:span><text:span text:style-name="T58">teu</text:span><text:span text:style-name="T59"> </text:span><text:span text:style-name="T58">navegador. Tanca</text:span><text:span text:style-name="T59"> </text:span><text:span text:style-name="T58">i</text:span><text:span text:style-name="T59"> </text:span><text:span text:style-name="T58">torna</text:span><text:span text:style-name="T59"> </text:span><text:span text:style-name="T58">obrir</text:span><text:span text:style-name="T59"> </text:span><text:span text:style-name="T58">el</text:span><text:span text:style-name="T59"> </text:span><text:span text:style-name="T58">teu</text:span><text:span text:style-name="T59"> </text:span><text:span text:style-name="T58">navegador.</text:span><text:span text:style-name="T59"> </text:span><text:span text:style-name="T58">Connecta't a</text:span><text:span text:style-name="T124"> </text:span><text:a xlink:type="simple" xlink:href="http://www.collados.org/" text:style-name="Standard" text:visited-style-name="Standard"><text:span text:style-name="T125">http://www.collados.org</text:span></text:a><text:span text:style-name="T58">.</text:span><text:span text:style-name="T59"> </text:span><text:span text:style-name="T58">Comprova ara la capçalera de petició realitzada pel navegador.</text:span><text:span text:style-name="T59"> </text:span><text:span text:style-name="T58">Indica</text:span><text:span text:style-name="T68"> </text:span><text:span text:style-name="T58">el</text:span><text:span text:style-name="T68"> </text:span><text:span text:style-name="T58">valor</text:span><text:span text:style-name="T68"> </text:span><text:span text:style-name="T58">del</text:span><text:span text:style-name="T68"> </text:span><text:span text:style-name="T58">camp</text:span><text:span text:style-name="T70"> </text:span><text:span text:style-name="T14">Accept-Language</text:span><text:span text:style-name="T25"> </text:span><text:span text:style-name="T58">enviat</text:span><text:span text:style-name="T66"> </text:span><text:span text:style-name="T58">pel</text:span><text:span text:style-name="T68"> </text:span><text:span text:style-name="T58">navegador</text:span><text:span text:style-name="T68"> </text:span><text:span text:style-name="T58">dins</text:span><text:span text:style-name="T66"> </text:span><text:span text:style-name="T58">de</text:span><text:span text:style-name="T68"> </text:span><text:span text:style-name="T58">la</text:span><text:span text:style-name="T66"> </text:span><text:span text:style-name="T58">capçalera.</text:span></text:p>
        </text:list-item>
        <text:list-item>
          <text:p text:style-name="P49" loext:marker-style-name="T58"><text:span text:style-name="T58">Quin</text:span><text:span text:style-name="T70"> </text:span><text:span text:style-name="T58">és</text:span><text:span text:style-name="T69"> </text:span><text:span text:style-name="T58">l'efecte</text:span><text:span text:style-name="T70"> </text:span><text:span text:style-name="T58">del</text:span><text:span text:style-name="T70"> </text:span><text:span text:style-name="T58">camp</text:span><text:span text:style-name="T105"> </text:span><text:span text:style-name="T58">Accept-Language</text:span></text:p>
        </text:list-item>
        <text:list-item>
          <text:p text:style-name="P50" loext:marker-style-name="T58"><text:span text:style-name="T58">Quin</text:span><text:span text:style-name="T67"> </text:span><text:span text:style-name="T58">és</text:span><text:span text:style-name="T68"> </text:span><text:span text:style-name="T58">el</text:span><text:span text:style-name="T70"> </text:span><text:span text:style-name="T58">propòsit</text:span><text:span text:style-name="T68"> </text:span><text:span text:style-name="T58">del</text:span><text:span text:style-name="T68"> </text:span><text:span text:style-name="T58">valor</text:span><text:span text:style-name="T75"> </text:span><text:span text:style-name="T14">q</text:span><text:span text:style-name="T58">?.</text:span></text:p>
        </text:list-item>
      </text:list>
      <text:p text:style-name="Text_20_body"/>
      <text:list text:style-name="WWNum4">
        <text:list-item>
          <text:h text:style-name="P38" text:outline-level="3">Comprovant<text:span text:style-name="T50"> </text:span>el<text:span text:style-name="T50"> </text:span>funcionament<text:span text:style-name="T47"> </text:span>de<text:span text:style-name="T49"> </text:span>les<text:span text:style-name="T47"> </text:span>peticions<text:span text:style-name="T49"> </text:span>POST<text:span text:style-name="T47"> </text:span>i<text:span text:style-name="T47"> </text:span>GET</text:h>
        </text:list-item>
      </text:list>
      <text:p text:style-name="P94" loext:marker-style-name="T31"/>
      <text:list text:continue-numbering="true" text:style-name="WWNum4">
        <text:list-item>
          <text:list>
            <text:list-item>
              <text:p text:style-name="P70" loext:marker-style-name="T58"><text:span text:style-name="T58">Connectat</text:span><text:span text:style-name="T106"> </text:span><text:span text:style-name="T58">a</text:span><text:span text:style-name="T89"> </text:span><text:a xlink:type="simple" xlink:href="http://www.collados.org/daw2/m08/uf1/php_html_post_get/form.html" text:style-name="Standard" text:visited-style-name="Standard"><text:span text:style-name="T14">http://www.collados.org/daw2/m08/uf1/php_html_post_get/form.html</text:span><text:span text:style-name="T58">.</text:span></text:a><text:span text:style-name="T107"> </text:span><text:span text:style-name="T58">Comprova</text:span><text:span text:style-name="T106"> </text:span><text:span text:style-name="T58">el</text:span><text:span text:style-name="T77"> </text:span><text:span text:style-name="T58">valor</text:span><text:span text:style-name="T68"> </text:span><text:span text:style-name="T58">del</text:span><text:span text:style-name="T66"> </text:span><text:span text:style-name="T58">camp</text:span><text:span text:style-name="T66"> </text:span><text:span text:style-name="T58">User-Agent del</text:span><text:span text:style-name="T68"> </text:span><text:span text:style-name="T58">primer</text:span><text:span text:style-name="T66"> </text:span><text:span text:style-name="T58">missatge</text:span><text:span text:style-name="T66"> </text:span><text:span text:style-name="T58">HTTP</text:span><text:span text:style-name="T70"> </text:span><text:span text:style-name="T58">enviat</text:span><text:span text:style-name="T67"> </text:span><text:span text:style-name="T58">des</text:span><text:span text:style-name="T68"> </text:span><text:span text:style-name="T58">del</text:span><text:span text:style-name="T67"> </text:span><text:span text:style-name="T58">client.</text:span></text:p>
            </text:list-item>
            <text:list-item>
              <text:p text:style-name="P85" loext:marker-style-name="T58"><text:span text:style-name="T58">Accedeix</text:span><text:span text:style-name="T67"> </text:span><text:span text:style-name="T58">a</text:span><text:span text:style-name="T67"> </text:span><text:span text:style-name="T58">la</text:span><text:span text:style-name="T67"> </text:span><text:span text:style-name="T58">web</text:span><text:span text:style-name="T68"> </text:span><text:span text:style-name="T58">Mètode</text:span><text:span text:style-name="T67"> </text:span><text:span text:style-name="T58">Post.</text:span><text:span text:style-name="T70"> </text:span><text:span text:style-name="T58">Omple</text:span><text:span text:style-name="T67"> </text:span><text:span text:style-name="T58">el</text:span><text:span text:style-name="T70"> </text:span><text:span text:style-name="T58">formulari</text:span><text:span text:style-name="T70"> </text:span><text:span text:style-name="T58">i</text:span><text:span text:style-name="T67"> </text:span><text:span text:style-name="T58">tramet</text:span><text:span text:style-name="T67"> </text:span><text:span text:style-name="T58">la</text:span><text:span text:style-name="T68"> </text:span><text:span text:style-name="T58">consulta.</text:span><text:span text:style-name="T67"> </text:span><text:span text:style-name="T58">Comprova:</text:span></text:p>
              <text:list>
                <text:list-item>
                  <text:p text:style-name="P75" loext:marker-style-name="T58"><text:span text:style-name="T58">Amb</text:span><text:span text:style-name="T71"> </text:span><text:span text:style-name="T58">wireshark</text:span><text:span text:style-name="T69"> </text:span><text:span text:style-name="T58">que</text:span><text:span text:style-name="T69"> </text:span><text:span text:style-name="T58">s'ha</text:span><text:span text:style-name="T69"> </text:span><text:span text:style-name="T58">creat</text:span><text:span text:style-name="T69"> </text:span><text:span text:style-name="T58">una</text:span><text:span text:style-name="T69"> </text:span><text:span text:style-name="T58">petició</text:span><text:span text:style-name="T71"> </text:span><text:span text:style-name="T58">de</text:span><text:span text:style-name="T69"> </text:span><text:span text:style-name="T58">tipus</text:span><text:span text:style-name="T69"> </text:span><text:span text:style-name="T58">POST.</text:span><text:span text:style-name="T69"> </text:span><text:span text:style-name="T58">Demostra-ho.</text:span></text:p>
                </text:list-item>
                <text:list-item>
                  <text:p text:style-name="P78" loext:marker-style-name="T58"><text:span text:style-name="T58">Comprova</text:span><text:span text:style-name="T70"> </text:span><text:span text:style-name="T58">que</text:span><text:span text:style-name="T67"> </text:span><text:span text:style-name="T58">les</text:span><text:span text:style-name="T70"> </text:span><text:span text:style-name="T58">dades</text:span><text:span text:style-name="T70"> </text:span><text:span text:style-name="T58">s'envien</text:span><text:span text:style-name="T67"> </text:span><text:span text:style-name="T58">dins</text:span><text:span text:style-name="T68"> </text:span><text:span text:style-name="T58">del</text:span><text:span text:style-name="T70"> </text:span><text:span text:style-name="T58">cos</text:span><text:span text:style-name="T67"> </text:span><text:span text:style-name="T58">del</text:span><text:span text:style-name="T67"> </text:span><text:span text:style-name="T58">missatge.</text:span><text:span text:style-name="T70"> </text:span><text:span text:style-name="T58">Demostra-ho.</text:span></text:p>
                </text:list-item>
                <text:list-item>
                  <text:p text:style-name="P78" loext:marker-style-name="T58"><text:span text:style-name="T58">Que</text:span><text:span text:style-name="T70"> </text:span><text:span text:style-name="T58">les</text:span><text:span text:style-name="T67"> </text:span><text:span text:style-name="T58">dades</text:span><text:span text:style-name="T67"> </text:span><text:span text:style-name="T58">no</text:span><text:span text:style-name="T70"> </text:span><text:span text:style-name="T58">són</text:span><text:span text:style-name="T70"> </text:span><text:span text:style-name="T58">visibles</text:span><text:span text:style-name="T67"> </text:span><text:span text:style-name="T58">a</text:span><text:span text:style-name="T69"> </text:span><text:span text:style-name="T58">la</text:span><text:span text:style-name="T67"> </text:span><text:span text:style-name="T58">barra</text:span><text:span text:style-name="T67"> </text:span><text:span text:style-name="T58">d'adreces</text:span><text:span text:style-name="T69"> </text:span><text:span text:style-name="T58">del</text:span><text:span text:style-name="T71"> </text:span><text:span text:style-name="T58">navegador.</text:span></text:p>
                </text:list-item>
                <text:list-item>
                  <text:p text:style-name="P78" loext:marker-style-name="T58"><text:span text:style-name="T58">Demostra</text:span><text:span text:style-name="T70"> </text:span><text:span text:style-name="T58">que</text:span><text:span text:style-name="T68"> </text:span><text:span text:style-name="T58">el</text:span><text:span text:style-name="T67"> </text:span><text:span text:style-name="T58">resultat</text:span><text:span text:style-name="T68"> </text:span><text:span text:style-name="T58">no</text:span><text:span text:style-name="T70"> </text:span><text:span text:style-name="T58">es</text:span><text:span text:style-name="T70"> </text:span><text:span text:style-name="T58">pot</text:span><text:span text:style-name="T68"> </text:span><text:span text:style-name="T58">afegir</text:span><text:span text:style-name="T67"> </text:span><text:span text:style-name="T58">a</text:span><text:span text:style-name="T67"> </text:span><text:span text:style-name="T58">les</text:span><text:span text:style-name="T67"> </text:span><text:span text:style-name="T58">adreces</text:span><text:span text:style-name="T68"> </text:span><text:span text:style-name="T58">d'interès</text:span></text:p>
                </text:list-item>
                <text:list-item>
                  <text:p text:style-name="P87" loext:marker-style-name="T58"><text:span text:style-name="T58">Comprova</text:span><text:span text:style-name="T85"> </text:span><text:span text:style-name="T58">des</text:span><text:span text:style-name="T86"> </text:span><text:span text:style-name="T58">de</text:span><text:span text:style-name="T85"> </text:span><text:span text:style-name="T58">wireshark</text:span><text:span text:style-name="T64"> </text:span><text:span text:style-name="T58">que</text:span><text:span text:style-name="T85"> </text:span><text:span text:style-name="T58">quan</text:span><text:span text:style-name="T86"> </text:span><text:span text:style-name="T58">recarreguem</text:span><text:span text:style-name="T76"> </text:span><text:span text:style-name="T58">là</text:span><text:span text:style-name="T64"> </text:span><text:span text:style-name="T58">pàgina</text:span><text:span text:style-name="T85"> </text:span><text:span text:style-name="T58">es</text:span><text:span text:style-name="T86"> </text:span><text:span text:style-name="T58">torna</text:span><text:span text:style-name="T86"> </text:span><text:span text:style-name="T58">a</text:span><text:span text:style-name="T85"> </text:span><text:span text:style-name="T58">enviar</text:span><text:span text:style-name="T85"> </text:span><text:span text:style-name="T58">la</text:span><text:span text:style-name="T85"> </text:span><text:span text:style-name="T58">petició</text:span><text:span text:style-name="T64"> </text:span><text:span text:style-name="T58">i</text:span><text:span text:style-name="T76"> </text:span><text:span text:style-name="T58">que</text:span><text:span text:style-name="T91"> </text:span><text:span text:style-name="T58">el</text:span><text:span text:style-name="T68"> </text:span><text:span text:style-name="T58">navegador</text:span><text:span text:style-name="T66"> </text:span><text:span text:style-name="T58">dóna</text:span><text:span text:style-name="T66"> </text:span><text:span text:style-name="T58">un</text:span><text:span text:style-name="T66"> </text:span><text:span text:style-name="T58">missatge d'avís.</text:span></text:p>
                </text:list-item>
              </text:list>
            </text:list-item>
          </text:list>
        </text:list-item>
      </text:list>
      <text:p text:style-name="P109" loext:marker-style-name="T139"/>
      <text:list text:continue-numbering="true" text:style-name="WWNum4">
        <text:list-item>
          <text:list>
            <text:list-item>
              <text:p text:style-name="P86" loext:marker-style-name="T58"><text:span text:style-name="T58">Accedeix</text:span><text:span text:style-name="T67"> </text:span><text:span text:style-name="T58">a</text:span><text:span text:style-name="T70"> </text:span><text:span text:style-name="T58">la</text:span><text:span text:style-name="T68"> </text:span><text:span text:style-name="T58">web</text:span><text:span text:style-name="T67"> </text:span><text:span text:style-name="T58">Mètode</text:span><text:span text:style-name="T67"> </text:span><text:span text:style-name="T58">Get.</text:span><text:span text:style-name="T68"> </text:span><text:span text:style-name="T58">Omple</text:span><text:span text:style-name="T67"> </text:span><text:span text:style-name="T58">el</text:span><text:span text:style-name="T70"> </text:span><text:span text:style-name="T58">formulari</text:span><text:span text:style-name="T70"> </text:span><text:span text:style-name="T58">i</text:span><text:span text:style-name="T67"> </text:span><text:span text:style-name="T58">tramet</text:span><text:span text:style-name="T67"> </text:span><text:span text:style-name="T58">la</text:span><text:span text:style-name="T67"> </text:span><text:span text:style-name="T58">consulta.</text:span><text:span text:style-name="T68"> </text:span><text:span text:style-name="T58">Comprova:</text:span></text:p>
              <text:list>
                <text:list-item>
                  <text:p text:style-name="P75" loext:marker-style-name="T58"><text:span text:style-name="T58">Amb</text:span><text:span text:style-name="T69"> </text:span><text:span text:style-name="T58">wireshark</text:span><text:span text:style-name="T69"> </text:span><text:span text:style-name="T58">que</text:span><text:span text:style-name="T69"> </text:span><text:span text:style-name="T58">s'ha</text:span><text:span text:style-name="T69"> </text:span><text:span text:style-name="T58">creat</text:span><text:span text:style-name="T69"> </text:span><text:span text:style-name="T58">una</text:span><text:span text:style-name="T69"> </text:span><text:span text:style-name="T58">petició</text:span><text:span text:style-name="T69"> </text:span><text:span text:style-name="T58">de</text:span><text:span text:style-name="T71"> </text:span><text:span text:style-name="T58">tipus</text:span><text:span text:style-name="T69"> </text:span><text:span text:style-name="T58">GET.</text:span><text:span text:style-name="T69"> </text:span><text:span text:style-name="T58">Demostra-ho.</text:span></text:p>
                </text:list-item>
                <text:list-item>
                  <text:p text:style-name="P80" loext:marker-style-name="T58"><text:span text:style-name="T58">Comprova</text:span><text:span text:style-name="T74"> </text:span><text:span text:style-name="T58">que</text:span><text:span text:style-name="T85"> </text:span><text:span text:style-name="T58">les</text:span><text:span text:style-name="T76"> </text:span><text:span text:style-name="T58">dades</text:span><text:span text:style-name="T74"> </text:span><text:span text:style-name="T58">s'envien</text:span><text:span text:style-name="T86"> </text:span><text:span text:style-name="T58">dins</text:span><text:span text:style-name="T85"> </text:span><text:span text:style-name="T58">de</text:span><text:span text:style-name="T74"> </text:span><text:span text:style-name="T58">la</text:span><text:span text:style-name="T86"> </text:span><text:span text:style-name="T58">capçalera</text:span><text:span text:style-name="T85"> </text:span><text:span text:style-name="T58">del</text:span><text:span text:style-name="T76"> </text:span><text:span text:style-name="T58">missatge.</text:span><text:span text:style-name="T86"> </text:span><text:span text:style-name="T58">Indica</text:span><text:span text:style-name="T85"> </text:span><text:span text:style-name="T58">dins</text:span><text:span text:style-name="T85"> </text:span><text:span text:style-name="T58">de</text:span><text:span text:style-name="T76"> </text:span><text:span text:style-name="T58">quin</text:span><text:span text:style-name="T85"> </text:span><text:span text:style-name="T58">camp</text:span><text:span text:style-name="T91"> </text:span><text:span text:style-name="T58">es</text:span><text:span text:style-name="T66"> </text:span><text:span text:style-name="T58">troben aquestes dades. Demostra-ho.</text:span></text:p>
                </text:list-item>
                <text:list-item>
                  <text:p text:style-name="P82" loext:marker-style-name="T58"><text:span text:style-name="T58">Que</text:span><text:span text:style-name="T70"> </text:span><text:span text:style-name="T58">les</text:span><text:span text:style-name="T67"> </text:span><text:span text:style-name="T58">dades</text:span><text:span text:style-name="T108"> </text:span><text:span text:style-name="T58">són</text:span><text:span text:style-name="T70"> </text:span><text:span text:style-name="T58">visibles</text:span><text:span text:style-name="T70"> </text:span><text:span text:style-name="T58">a</text:span><text:span text:style-name="T70"> </text:span><text:span text:style-name="T58">la</text:span><text:span text:style-name="T67"> </text:span><text:span text:style-name="T58">barra</text:span><text:span text:style-name="T67"> </text:span><text:span text:style-name="T58">d'adreces</text:span><text:span text:style-name="T67"> </text:span><text:span text:style-name="T58">del</text:span><text:span text:style-name="T69"> </text:span><text:span text:style-name="T58">navegador.</text:span></text:p>
                </text:list-item>
                <text:list-item>
                  <text:p text:style-name="P84" loext:marker-style-name="T58"><text:span text:style-name="T58">Demostra</text:span><text:span text:style-name="T70"> </text:span><text:span text:style-name="T58">que</text:span><text:span text:style-name="T68"> </text:span><text:span text:style-name="T58">el</text:span><text:span text:style-name="T67"> </text:span><text:span text:style-name="T58">resultat</text:span><text:span text:style-name="T68"> </text:span><text:span text:style-name="T58">es</text:span><text:span text:style-name="T69"> </text:span><text:span text:style-name="T58">pot</text:span><text:span text:style-name="T68"> </text:span><text:span text:style-name="T58">afegir</text:span><text:span text:style-name="T67"> </text:span><text:span text:style-name="T58">a</text:span><text:span text:style-name="T67"> </text:span><text:span text:style-name="T58">les</text:span><text:span text:style-name="T67"> </text:span><text:span text:style-name="T58">adreces</text:span><text:span text:style-name="T70"> </text:span><text:span text:style-name="T58">d'interès</text:span></text:p>
                </text:list-item>
              </text:list>
            </text:list-item>
          </text:list>
        </text:list-item>
        <text:list-item>
          <text:h text:style-name="P39" text:outline-level="3">Múltiples<text:span text:style-name="T145"> </text:span>connexions</text:h>
          <text:list>
            <text:list-item>
              <text:p text:style-name="P51" loext:marker-style-name="T58"><text:span text:style-name="T58">Treballa</text:span><text:span text:style-name="T59"> </text:span><text:span text:style-name="T58">amb</text:span><text:span text:style-name="T59"> </text:span><text:span text:style-name="T58">Firefox.</text:span><text:span text:style-name="T59"> </text:span><text:span text:style-name="T58">Connectat</text:span><text:span text:style-name="T59"> </text:span><text:span text:style-name="T58">a</text:span><text:span text:style-name="T59"> </text:span><text:a xlink:type="simple" xlink:href="http://www.binefa.net/electronica/tutorial04/" text:style-name="Standard" text:visited-style-name="Standard"><text:span text:style-name="T14">http://www.binefa.net/electronica/tutorial04/</text:span><text:span text:style-name="T58">.</text:span></text:a><text:span text:style-name="T59"> </text:span><text:span text:style-name="T58">Comprova</text:span><text:span text:style-name="T59"> </text:span><text:span text:style-name="T58">quantes peticions GET s'han generat per part del client i i quantes respostes respostes ha enviat el</text:span><text:span text:style-name="T59"> </text:span><text:span text:style-name="T58">servidor.</text:span></text:p>
            </text:list-item>
            <text:list-item>
              <text:p text:style-name="P52" loext:marker-style-name="T58"><text:span text:style-name="T58">Indica el motiu pel qual, a part de la petició inicial del client i la resposta inicial del servidor, s'han</text:span><text:span text:style-name="T59"> </text:span><text:span text:style-name="T58">generat</text:span><text:span text:style-name="T66"> </text:span><text:span text:style-name="T58">noves peticions</text:span><text:span text:style-name="T68"> </text:span><text:span text:style-name="T58">i</text:span><text:span text:style-name="T66"> </text:span><text:span text:style-name="T58">respostes.</text:span></text:p>
            </text:list-item>
            <text:list-item>
              <text:p text:style-name="P53" loext:marker-style-name="T58"><text:span text:style-name="T58">Comprova</text:span><text:span text:style-name="T67"> </text:span><text:span text:style-name="T58">que</text:span><text:span text:style-name="T70"> </text:span><text:span text:style-name="T58">cada</text:span><text:span text:style-name="T67"> </text:span><text:span text:style-name="T58">petició</text:span><text:span text:style-name="T68"> </text:span><text:span text:style-name="T58">ha</text:span><text:span text:style-name="T70"> </text:span><text:span text:style-name="T58">implicat</text:span><text:span text:style-name="T67"> </text:span><text:span text:style-name="T58">la</text:span><text:span text:style-name="T67"> </text:span><text:span text:style-name="T58">utilització</text:span><text:span text:style-name="T68"> </text:span><text:span text:style-name="T58">d'un</text:span><text:span text:style-name="T70"> </text:span><text:span text:style-name="T58">nou</text:span><text:span text:style-name="T67"> </text:span><text:span text:style-name="T58">port</text:span><text:span text:style-name="T67"> </text:span><text:span text:style-name="T58">per</text:span><text:span text:style-name="T67"> </text:span><text:span text:style-name="T58">part</text:span><text:span text:style-name="T67"> </text:span><text:span text:style-name="T58">del</text:span><text:span text:style-name="T69"> </text:span><text:span text:style-name="T58">client.</text:span><text:span text:style-name="T68"> </text:span><text:span text:style-name="T58">Per</text:span><text:span text:style-name="T70"> </text:span><text:span text:style-name="T58">què?</text:span></text:p>
            </text:list-item>
          </text:list>
        </text:list-item>
      </text:list>
      <text:p text:style-name="P115" loext:marker-style-name="T149"/>
      <text:list text:continue-list="list150505360374196" text:style-name="WWNum1">
        <text:list-item>
          <text:h text:style-name="P37" text:outline-level="2">Taula<text:span text:style-name="T145"> </text:span>comparativa<text:span text:style-name="T145"> </text:span>de<text:span text:style-name="T141"> </text:span>mètodes</text:h>
        </text:list-item>
      </text:list>
      <text:list text:style-name="WWNum5">
        <text:list-item>
          <text:p text:style-name="P71" loext:marker-style-name="T58"><text:span text:style-name="T58">Què</text:span><text:span text:style-name="T67"> </text:span><text:span text:style-name="T58">significa</text:span><text:span text:style-name="T67"> </text:span><text:span text:style-name="T58">que</text:span><text:span text:style-name="T70"> </text:span><text:span text:style-name="T58">un</text:span><text:span text:style-name="T70"> </text:span><text:span text:style-name="T58">mètode</text:span><text:span text:style-name="T67"> </text:span><text:span text:style-name="T58">sigui</text:span><text:span text:style-name="T70"> </text:span><text:span text:style-name="T58">segur?.</text:span><text:span text:style-name="T67"> </text:span><text:span text:style-name="T58">Quins</text:span><text:span text:style-name="T67"> </text:span><text:span text:style-name="T58">mètodes</text:span><text:span text:style-name="T67"> </text:span><text:span text:style-name="T58">són</text:span><text:span text:style-name="T67"> </text:span><text:span text:style-name="T58">segurs?</text:span></text:p>
        </text:list-item>
        <text:list-item>
          <text:p text:style-name="P72" loext:marker-style-name="T58"><text:span text:style-name="T58">Què</text:span><text:span text:style-name="T69"> </text:span><text:span text:style-name="T58">significa</text:span><text:span text:style-name="T69"> </text:span><text:span text:style-name="T58">que</text:span><text:span text:style-name="T67"> </text:span><text:span text:style-name="T58">un</text:span><text:span text:style-name="T70"> </text:span><text:span text:style-name="T58">mètode</text:span><text:span text:style-name="T70"> </text:span><text:span text:style-name="T58">sigui</text:span><text:span text:style-name="T70"> </text:span><text:span text:style-name="T58">“Cacheable”?.</text:span><text:span text:style-name="T70"> </text:span><text:span text:style-name="T58">Quins</text:span><text:span text:style-name="T70"> </text:span><text:span text:style-name="T58">mètodes</text:span><text:span text:style-name="T69"> </text:span><text:span text:style-name="T58">són</text:span><text:span text:style-name="T70"> </text:span><text:span text:style-name="T58">“Cacheables”?</text:span></text:p>
        </text:list-item>
        <text:list-item>
          <text:p text:style-name="P73" loext:marker-style-name="T58"><text:span text:style-name="T58">Fes</text:span><text:span text:style-name="T59"> </text:span><text:span text:style-name="T58">una</text:span><text:span text:style-name="T66"> </text:span><text:span text:style-name="T58">taula</text:span><text:span text:style-name="T59"> </text:span><text:span text:style-name="T58">comparativa dels</text:span><text:span text:style-name="T66"> </text:span><text:span text:style-name="T58">mètodes</text:span><text:span text:style-name="T59"> </text:span><text:span text:style-name="T58">GET,</text:span><text:span text:style-name="T75"> </text:span><text:span text:style-name="T58">PUT,</text:span><text:span text:style-name="T59"> </text:span><text:span text:style-name="T58">POST,</text:span><text:span text:style-name="T59"> </text:span><text:span text:style-name="T58">HEAD i</text:span><text:span text:style-name="T59"> </text:span><text:span text:style-name="T58">DELETE</text:span><text:span text:style-name="T59"> </text:span><text:span text:style-name="T58">indicant</text:span><text:span text:style-name="T59"> </text:span><text:span text:style-name="T58">per</text:span><text:span text:style-name="T68"> </text:span><text:span text:style-name="T58">cada</text:span><text:span text:style-name="T75"> </text:span><text:span text:style-name="T58">mètode</text:span><text:span text:style-name="T59"> </text:span><text:span text:style-name="T58">si</text:span><text:span text:style-name="T77"> </text:span><text:span text:style-name="T58">té</text:span><text:span text:style-name="T66"> </text:span><text:span text:style-name="T58">les</text:span><text:span text:style-name="T68"> </text:span><text:span text:style-name="T58">següents propietats:</text:span></text:p>
          <text:list>
            <text:list-item>
              <text:p text:style-name="P88" loext:marker-style-name="T58"><text:span text:style-name="T58">La</text:span><text:span text:style-name="T67"> </text:span><text:span text:style-name="T58">petició</text:span><text:span text:style-name="T67"> </text:span><text:span text:style-name="T58">envia</text:span><text:span text:style-name="T68"> </text:span><text:span text:style-name="T58">dades</text:span><text:span text:style-name="T70"> </text:span><text:span text:style-name="T58">al</text:span><text:span text:style-name="T67"> </text:span><text:span text:style-name="T58">cos</text:span><text:span text:style-name="T68"> </text:span><text:span text:style-name="T58">del</text:span><text:span text:style-name="T70"> </text:span><text:span text:style-name="T58">missatge?</text:span></text:p>
            </text:list-item>
            <text:list-item>
              <text:p text:style-name="P77" loext:marker-style-name="T58"><text:span text:style-name="T58">La</text:span><text:span text:style-name="T67"> </text:span><text:span text:style-name="T58">resposta</text:span><text:span text:style-name="T68"> </text:span><text:span text:style-name="T58">a</text:span><text:span text:style-name="T67"> </text:span><text:span text:style-name="T58">la</text:span><text:span text:style-name="T67"> </text:span><text:span text:style-name="T58">petició</text:span><text:span text:style-name="T68"> </text:span><text:span text:style-name="T58">té</text:span><text:span text:style-name="T68"> </text:span><text:span text:style-name="T58">dades</text:span><text:span text:style-name="T67"> </text:span><text:span text:style-name="T58">al</text:span><text:span text:style-name="T70"> </text:span><text:span text:style-name="T58">cos</text:span><text:span text:style-name="T68"> </text:span><text:span text:style-name="T58">del</text:span><text:span text:style-name="T70"> </text:span><text:span text:style-name="T58">missatge?</text:span></text:p>
            </text:list-item>
            <text:list-item>
              <text:p text:style-name="P77" loext:marker-style-name="T58"><text:span text:style-name="T58">És</text:span><text:span text:style-name="T68"> </text:span><text:span text:style-name="T58">un</text:span><text:span text:style-name="T67"> </text:span><text:span text:style-name="T58">mètode</text:span><text:span text:style-name="T67"> </text:span><text:span text:style-name="T58">segur?</text:span></text:p>
            </text:list-item>
            <text:list-item>
              <text:p text:style-name="P77" loext:marker-style-name="T58"><text:span text:style-name="T58">És</text:span><text:span text:style-name="T70"> </text:span><text:span text:style-name="T58">un</text:span><text:span text:style-name="T70"> </text:span><text:span text:style-name="T58">mètode</text:span><text:span text:style-name="T70"> </text:span><text:span text:style-name="T58">idempotent?</text:span></text:p>
            </text:list-item>
            <text:list-item>
              <text:p text:style-name="P89" loext:marker-style-name="T58"><text:span text:style-name="T58">És</text:span><text:span text:style-name="T67"> </text:span><text:span text:style-name="T58">un</text:span><text:span text:style-name="T67"> </text:span><text:span text:style-name="T58">mètode</text:span><text:span text:style-name="T70"> </text:span><text:span text:style-name="T58">cacheable?</text:span></text:p>
            </text:list-item>
          </text:list>
        </text:list-item>
      </text:list>
      <text:p text:style-name="P111" loext:marker-style-name="T146"><draw:custom-shape text:anchor-type="char" draw:z-index="22" draw:name="Shape12" draw:style-name="gr1" draw:text-style-name="P116" svg:width="6.6933in" svg:height="1.9335in" svg:x="0.7866in" svg:y="0.128in"><text:p text:style-name="P26" loext:marker-style-name="T32"><text:span text:style-name="T33">Examen</text:span><text:span text:style-name="T34"> </text:span><text:span text:style-name="T33">validador</text:span><text:span text:style-name="T36"> </text:span><text:span text:style-name="T33">de</text:span><text:span text:style-name="T36"> </text:span><text:span text:style-name="T33">la</text:span><text:span text:style-name="T34"> </text:span><text:span text:style-name="T33">pràctica</text:span></text:p><text:list text:style-name="WWNum6"><text:list-item><text:p text:style-name="P30" loext:marker-style-name="T129"><text:span text:style-name="T129">El</text:span><text:span text:style-name="T130"> </text:span><text:span text:style-name="T129">dia</text:span><text:span text:style-name="T131"> </text:span><text:span text:style-name="T32">25/10/23</text:span><text:span text:style-name="T35"> </text:span><text:span text:style-name="T129">penjaré</text:span><text:span text:style-name="T132"> </text:span><text:span text:style-name="T129">les</text:span><text:span text:style-name="T133"> </text:span><text:span text:style-name="T129">respostes</text:span><text:span text:style-name="T132"> </text:span><text:span text:style-name="T129">a</text:span><text:span text:style-name="T130"> </text:span><text:span text:style-name="T129">totes</text:span><text:span text:style-name="T131"> </text:span><text:span text:style-name="T129">les preguntes</text:span><text:span text:style-name="T131"> </text:span><text:span text:style-name="T129">del</text:span><text:span text:style-name="T132"> </text:span><text:span text:style-name="T129">treball.</text:span></text:p></text:list-item><text:list-item><text:p text:style-name="P31" loext:marker-style-name="T129"><text:span text:style-name="T129">El</text:span><text:span text:style-name="T130"> </text:span><text:span text:style-name="T129">dia</text:span><text:span text:style-name="T130"> </text:span><text:span text:style-name="T32">27/10/23</text:span><text:span text:style-name="T37"> </text:span><text:span text:style-name="T129">es</text:span><text:span text:style-name="T133"> </text:span><text:span text:style-name="T129">dura</text:span><text:span text:style-name="T130"> </text:span><text:span text:style-name="T129">a</text:span><text:span text:style-name="T133"> </text:span><text:span text:style-name="T129">terme</text:span><text:span text:style-name="T133"> </text:span><text:span text:style-name="T129">un</text:span><text:span text:style-name="T133"> </text:span><text:span text:style-name="T129">examen</text:span><text:span text:style-name="T132"> </text:span><text:span text:style-name="T129">validador</text:span><text:span text:style-name="T134"> </text:span><text:span text:style-name="T129">de</text:span><text:span text:style-name="T133"> </text:span><text:span text:style-name="T129">la</text:span><text:span text:style-name="T133"> </text:span><text:span text:style-name="T129">pràctica</text:span></text:p></text:list-item><text:list-item><text:p text:style-name="P32" loext:marker-style-name="T129"><text:span text:style-name="T129">L'examen</text:span><text:span text:style-name="T132"> </text:span><text:span text:style-name="T129">tindrà</text:span><text:span text:style-name="T132"> </text:span><text:span text:style-name="T129">una</text:span><text:span text:style-name="T133"> </text:span><text:span text:style-name="T129">part</text:span><text:span text:style-name="T130"> </text:span><text:span text:style-name="T129">pràctica</text:span><text:span text:style-name="T133"> </text:span><text:span text:style-name="T129">i</text:span><text:span text:style-name="T132"> </text:span><text:span text:style-name="T129">una</text:span><text:span text:style-name="T132"> </text:span><text:span text:style-name="T129">part</text:span><text:span text:style-name="T132"> </text:span><text:span text:style-name="T129">teòrica.</text:span></text:p></text:list-item><text:list-item><text:p text:style-name="P27" loext:marker-style-name="T129"><text:span text:style-name="T129">Per</text:span><text:span text:style-name="T133"> </text:span><text:span text:style-name="T129">la</text:span><text:span text:style-name="T132"> </text:span><text:span text:style-name="T129">part</text:span><text:span text:style-name="T130"> </text:span><text:span text:style-name="T129">pràctica</text:span><text:span text:style-name="T132"> </text:span><text:span text:style-name="T129">caldra</text:span><text:span text:style-name="T132"> </text:span><text:span text:style-name="T129">utilitzar</text:span><text:span text:style-name="T130"> </text:span><text:span text:style-name="T129">els</text:span><text:span text:style-name="T134"> </text:span><text:span text:style-name="T129">programes</text:span><text:span text:style-name="T133"> </text:span><text:span text:style-name="T129">telnet</text:span><text:span text:style-name="T133"> </text:span><text:span text:style-name="T129">i</text:span><text:span text:style-name="T130"> </text:span><text:span text:style-name="T129">wireshark.</text:span><text:span text:style-name="T130"> </text:span><text:span text:style-name="T129">La</text:span><text:span text:style-name="T132"> </text:span><text:span text:style-name="T129">part</text:span><text:span text:style-name="T133"> </text:span><text:span text:style-name="T129">pràctica</text:span><text:span text:style-name="T132"> </text:span><text:span text:style-name="T129">tindrà</text:span><text:span text:style-name="T133"> </text:span><text:span text:style-name="T129">un</text:span><text:span text:style-name="T135"> </text:span><text:span text:style-name="T129">valor del</text:span><text:span text:style-name="T134"> </text:span><text:span text:style-name="T129">40% de la nota.</text:span></text:p></text:list-item><text:list-item><text:p text:style-name="P28" loext:marker-style-name="T129"><text:span text:style-name="T129">La</text:span><text:span text:style-name="T133"> </text:span><text:span text:style-name="T129">part</text:span><text:span text:style-name="T132"> </text:span><text:span text:style-name="T129">teòrica</text:span><text:span text:style-name="T133"> </text:span><text:span text:style-name="T129">tindrà</text:span><text:span text:style-name="T133"> </text:span><text:span text:style-name="T129">un</text:span><text:span text:style-name="T133"> </text:span><text:span text:style-name="T129">valor</text:span><text:span text:style-name="T134"> </text:span><text:span text:style-name="T129">del</text:span><text:span text:style-name="T132"> </text:span><text:span text:style-name="T129">60%</text:span><text:span text:style-name="T133"> </text:span><text:span text:style-name="T129">de</text:span><text:span text:style-name="T134"> </text:span><text:span text:style-name="T129">la</text:span><text:span text:style-name="T133"> </text:span><text:span text:style-name="T129">nota</text:span><text:span text:style-name="T133"> </text:span><text:span text:style-name="T129">de</text:span><text:span text:style-name="T133"> </text:span><text:span text:style-name="T129">la</text:span><text:span text:style-name="T133"> </text:span><text:span text:style-name="T129">pràctica</text:span><text:span text:style-name="T133"> </text:span><text:span text:style-name="T129">i</text:span><text:span text:style-name="T132"> </text:span><text:span text:style-name="T129">es</text:span><text:span text:style-name="T133"> </text:span><text:span text:style-name="T129">dividirà</text:span><text:span text:style-name="T134"> </text:span><text:span text:style-name="T129">en</text:span><text:span text:style-name="T133"> </text:span><text:span text:style-name="T129">3</text:span><text:span text:style-name="T133"> </text:span><text:span text:style-name="T129">parts:</text:span></text:p><text:list><text:list-item><text:p text:style-name="P29" loext:marker-style-name="T129"><text:span text:style-name="T129">Un</text:span><text:span text:style-name="T133"> </text:span><text:span text:style-name="T129">test</text:span><text:span text:style-name="T132"> </text:span><text:span text:style-name="T129">de</text:span><text:span text:style-name="T133"> </text:span><text:span text:style-name="T129">20</text:span><text:span text:style-name="T133"> </text:span><text:span text:style-name="T129">preguntes</text:span><text:span text:style-name="T133"> </text:span><text:span text:style-name="T129">a</text:span><text:span text:style-name="T133"> </text:span><text:span text:style-name="T129">fer</text:span><text:span text:style-name="T134"> </text:span><text:span text:style-name="T129">en</text:span><text:span text:style-name="T133"> </text:span><text:span text:style-name="T129">15</text:span><text:span text:style-name="T133"> </text:span><text:span text:style-name="T129">minuts</text:span><text:span text:style-name="T130"> </text:span><text:span text:style-name="T129">amb</text:span><text:span text:style-name="T133"> </text:span><text:span text:style-name="T129">4</text:span><text:span text:style-name="T130"> </text:span><text:span text:style-name="T129">opcions</text:span><text:span text:style-name="T133"> </text:span><text:span text:style-name="T129">i</text:span><text:span text:style-name="T133"> </text:span><text:span text:style-name="T129">només</text:span><text:span text:style-name="T133"> </text:span><text:span text:style-name="T129">una</text:span><text:span text:style-name="T133"> </text:span><text:span text:style-name="T129">resposta</text:span><text:span text:style-name="T130"> </text:span><text:span text:style-name="T129">vàlida.</text:span><text:span text:style-name="T136"> </text:span><text:span text:style-name="T129">La</text:span><text:span text:style-name="T134"> </text:span><text:span text:style-name="T129">part</text:span><text:span text:style-name="T137"> </text:span><text:span text:style-name="T129">teòrica tindrà</text:span><text:span text:style-name="T132"> </text:span><text:span text:style-name="T129">un valor</text:span><text:span text:style-name="T134"> </text:span><text:span text:style-name="T129">del</text:span><text:span text:style-name="T133"> </text:span><text:span text:style-name="T129">60%</text:span><text:span text:style-name="T134"> </text:span><text:span text:style-name="T129">de la nota.</text:span></text:p></text:list-item><text:list-item><text:p text:style-name="P33" loext:marker-style-name="T129"><text:span text:style-name="T129">5</text:span><text:span text:style-name="T133"> </text:span><text:span text:style-name="T129">preguntes</text:span><text:span text:style-name="T133"> </text:span><text:span text:style-name="T129">curtes</text:span><text:span text:style-name="T138"> </text:span><text:span text:style-name="T129">(màxim</text:span><text:span text:style-name="T134"> </text:span><text:span text:style-name="T129">1</text:span><text:span text:style-name="T130"> </text:span><text:span text:style-name="T129">línia</text:span><text:span text:style-name="T133"> </text:span><text:span text:style-name="T129">-</text:span><text:span text:style-name="T133"> </text:span><text:span text:style-name="T129">Màxim</text:span><text:span text:style-name="T134"> </text:span><text:span text:style-name="T129">4</text:span><text:span text:style-name="T130"> </text:span><text:span text:style-name="T129">o</text:span><text:span text:style-name="T133"> </text:span><text:span text:style-name="T129">5</text:span><text:span text:style-name="T134"> </text:span><text:span text:style-name="T129">paraules)</text:span></text:p></text:list-item><text:list-item><text:p text:style-name="P34" loext:marker-style-name="T129"><text:span text:style-name="T129">5</text:span><text:span text:style-name="T132"> </text:span><text:span text:style-name="T129">preguntes</text:span><text:span text:style-name="T133"> </text:span><text:span text:style-name="T129">llarges</text:span><text:span text:style-name="T133"> </text:span><text:span text:style-name="T129">(màxim</text:span><text:span text:style-name="T132"> </text:span><text:span text:style-name="T129">2</text:span><text:span text:style-name="T133"> </text:span><text:span text:style-name="T129">o</text:span><text:span text:style-name="T133"> </text:span><text:span text:style-name="T129">3</text:span><text:span text:style-name="T133"> </text:span><text:span text:style-name="T129">línies)</text:span></text:p></text:list-item></text:list></text:list-item></text:list><draw:enhanced-geometry draw:type="0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roman" style:font-pitch="variable" fo:language="ca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roman" style:font-pitch="variable" fo:font-size="10pt" fo:language="ca" fo:country="ES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799in" fo:text-indent="-0.2228in" style:auto-text-indent="false"/>
      <style:text-properties style:font-name="Arial" fo:font-family="Arial" style:font-family-generic="roman" style:font-pitch="variable" fo:font-size="12pt" fo:language="ca" fo:country="E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409in" fo:text-indent="-0.1618in" style:auto-text-indent="false"/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807in" fo:text-indent="-0.2118in" style:auto-text-indent="false"/>
      <style:text-properties style:font-name="Arial MT" fo:font-family="'Arial MT'" style:font-family-generic="roman" style:font-pitch="variable" fo:language="ca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ca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Arial" fo:font-family="Arial" style:font-family-generic="roman" style:font-pitch="variable" fo:font-size="11pt" fo:letter-spacing="-0.0008in" fo:language="ca" fo:country="E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Arial MT" fo:font-family="'Arial MT'" style:font-family-generic="roman" style:font-pitch="variable" fo:font-size="11pt" fo:letter-spacing="-0.0008in" fo:language="ca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0pt" fo:language="ca" fo:country="E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56%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21" style:display-name="ListLabel 21" style:family="text">
      <style:text-properties fo:font-size="10pt" fo:language="ca" fo:country="E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56%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29" style:display-name="ListLabel 29" style:family="text">
      <style:text-properties fo:language="ca" fo:country="ES" style:language-asian="en" style:country-asian="US" style:language-complex="ar" style:country-complex="SA"/>
    </style:style>
    <style:style style:name="ListLabel_20_30" style:display-name="ListLabel 30" style:family="text">
      <style:text-properties fo:language="ca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ca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ca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ca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ca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ca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ca" fo:country="ES" style:language-asian="en" style:country-asian="US" style:language-complex="ar" style:country-complex="SA"/>
    </style:style>
    <style:style style:name="ListLabel_20_37" style:display-name="ListLabel 37" style:family="text">
      <style:text-properties fo:font-size="10pt" fo:language="ca" fo:country="E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56%"/>
    </style:style>
    <style:style style:name="ListLabel_20_38" style:display-name="ListLabel 38" style:family="text">
      <style:text-properties fo:language="ca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ca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ca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ca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ca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ca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ca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ca" fo:country="ES" style:language-asian="en" style:country-asian="US" style:language-complex="ar" style:country-complex="SA"/>
    </style:style>
    <style:style style:name="ListLabel_20_46" style:display-name="ListLabel 46" style:family="text">
      <style:text-properties style:font-name="Arial" fo:font-family="Arial" style:font-family-generic="roman" style:font-pitch="variable" fo:font-size="12pt" fo:letter-spacing="-0.0016in" fo:language="ca" fo:country="E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47" style:display-name="ListLabel 47" style:family="text">
      <style:text-properties style:font-name="Arial" fo:font-family="Arial" style:font-family-generic="roman" style:font-pitch="variable" fo:font-size="10pt" fo:letter-spacing="-0.0016in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48" style:display-name="ListLabel 48" style:family="text">
      <style:text-properties style:font-name="Arial" fo:font-family="Arial" style:font-family-generic="roman" style:font-pitch="variable" fo:font-size="10pt" fo:letter-spacing="-0.0016in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49" style:display-name="ListLabel 49" style:family="text">
      <style:text-properties fo:language="ca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ca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ca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ca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ca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1791in" fo:margin-left="0.1811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178in" fo:margin-left="0.4925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1.1756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1.8654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2.5547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3.244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3.9339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4.6236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5.313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1626in" fo:margin-left="0.2429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fo:font-family="'Lucida Sans Unicode'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791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756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72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3689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0646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761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161in" fo:margin-left="0.2409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1835in" fo:margin-left="0.3307in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693in"/>
        </style:list-level-properties>
        <style:text-properties fo:font-family="'Lucida Sans Unicode'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283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819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4354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89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142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189in" fo:margin-left="0.3071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0.9598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1.6138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2.2689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2.9228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3.578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4.2319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4.8866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5.5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fo:font-family="'Lucida Sans Unicode'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098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62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34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898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165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429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01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96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791in" fo:margin-left="0.0807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2118in" fo:margin-left="0.5807in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118in" fo:margin-left="0.8307in"/>
        </style:list-level-properties>
      </text:list-level-style-number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0.8335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1.6925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2.552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3.4118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4.2717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5.1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MP3" style:family="paragraph">
      <loext:graphic-properties draw:fill="none"/>
    </style:style>
    <style:style style:name="MT1" style:family="text">
      <style:text-properties style:font-name="Arial" fo:font-size="10pt" fo:font-style="italic" style:font-size-asian="10pt" style:font-style-asian="italic"/>
    </style:style>
    <style:style style:name="MT2" style:family="text">
      <style:text-properties style:font-name="Arial" fo:font-size="10pt" fo:letter-spacing="-0.0028in" fo:font-style="italic" style:font-size-asian="10pt" style:font-style-asian="italic"/>
    </style:style>
    <style:style style:name="MT3" style:family="text">
      <style:text-properties style:font-name="Arial" fo:font-size="10pt" fo:letter-spacing="-0.0035in" fo:font-style="italic" style:font-size-asian="10pt" style:font-style-asian="italic"/>
    </style:style>
    <style:style style:name="MT4" style:family="text">
      <style:text-properties style:font-name="Arial" fo:font-size="10pt" fo:letter-spacing="-0.0043in" fo:font-style="italic" style:font-size-asian="10pt" style:font-style-asian="italic"/>
    </style:style>
    <style:style style:name="MT5" style:family="text">
      <style:text-properties style:font-name="Arial" fo:font-size="10pt" fo:letter-spacing="-0.0362in" fo:font-style="italic" style:font-size-asian="10pt" style:font-style-asian="italic"/>
    </style:style>
    <style:style style:name="MT6" style:family="text">
      <style:text-properties style:font-name="Arial" fo:font-size="10pt" fo:letter-spacing="-0.002in" fo:font-style="italic" style:font-size-asian="10pt" style:font-style-asian="italic"/>
    </style:style>
    <style:style style:name="MT7" style:family="text">
      <style:text-properties style:font-name="Arial" fo:font-size="10pt" fo:letter-spacing="-0.0016in" fo:font-style="italic" style:font-size-asian="10pt" style:font-style-asian="italic"/>
    </style:style>
    <style:style style:name="MT8" style:family="text">
      <style:text-properties style:font-name="Arial" fo:font-size="10pt" fo:letter-spacing="-0.0008in" fo:font-style="italic" style:font-size-asian="10pt" style:font-style-asian="italic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1835in" fo:min-width="0.9264in" fo:padding-top="0in" fo:padding-bottom="0in" fo:padding-left="0in" fo:padding-right="0in" loext:decorative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925in" fo:margin-bottom="0.8028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602in" fo:margin-left="0in" fo:margin-right="0in" fo:margin-bottom="0.3209in" style:dynamic-spacing="true"/>
      </style:header-style>
      <style:footer-style>
        <style:header-footer-properties fo:min-height="0.128in" fo:margin-left="0in" fo:margin-right="0in" fo:margin-top="0.0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528in" fo:margin-bottom="0.9307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925in" fo:margin-bottom="0.8028in" fo:margin-left="0.7083in" fo:margin-right="0.7083in" style:writing-mode="lr-tb" style:layout-grid-color="#c0c0c0" style:layout-grid-lines="244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602in" fo:margin-left="0in" fo:margin-right="0in" fo:margin-bottom="0.3209in" style:dynamic-spacing="true"/>
      </style:header-style>
      <style:footer-style>
        <style:header-footer-properties fo:min-height="0.128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char" svg:x="0.7752in" svg:y="0.7783in" svg:width="3.0575in" svg:height="0.3429in" draw:z-index="1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2" text:anchor-type="char" svg:x="6.5902in" svg:y="0.7783in" svg:width="0.8689in" svg:height="0.1835in" draw:z-index="4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7" draw:name="Shape1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2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draw:name="Frame7" text:anchor-type="char" svg:x="0.7752in" svg:y="0.7783in" svg:width="3.0575in" svg:height="0.3429in" draw:z-index="2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8" text:anchor-type="char" svg:x="6.5902in" svg:y="0.7783in" svg:width="0.8689in" svg:height="0.1835in" draw:z-index="5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11" draw:name="Shape2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3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  <style:master-page style:name="Converted2" style:page-layout-name="Mpm3" draw:style-name="Mdp1">
      <style:header>
        <text:p text:style-name="MP1"><draw:frame draw:style-name="Mfr1" draw:name="Frame14" text:anchor-type="char" svg:x="0.7752in" svg:y="0.7783in" svg:width="3.0575in" svg:height="0.3429in" draw:z-index="11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15" text:anchor-type="char" svg:x="6.5902in" svg:y="0.7783in" svg:width="0.8689in" svg:height="0.1835in" draw:z-index="10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13" draw:name="Shape3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4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  <style:master-page style:name="Converted3" style:page-layout-name="Mpm3" draw:style-name="Mdp1">
      <style:header>
        <text:p text:style-name="MP1"><draw:frame draw:style-name="Mfr1" draw:name="Frame18" text:anchor-type="char" svg:x="0.7752in" svg:y="0.7783in" svg:width="3.0575in" svg:height="0.3429in" draw:z-index="12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19" text:anchor-type="char" svg:x="6.5902in" svg:y="0.7783in" svg:width="0.8689in" svg:height="0.1835in" draw:z-index="15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14" draw:name="Shape4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5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5:02:02</meta:creation-date>
    <dc:date>2023-10-04T15:05:03.396456738</dc:date>
    <meta:editing-duration>PT4M6S</meta:editing-duration>
    <meta:generator>LibreOffice/7.6.2.1$Linux_X86_64 LibreOffice_project/60$Build-1</meta:generator>
    <meta:editing-cycles>5</meta:editing-cycles>
    <meta:document-statistic meta:table-count="0" meta:image-count="0" meta:object-count="0" meta:page-count="5" meta:paragraph-count="130" meta:word-count="1610" meta:character-count="9608" meta:non-whitespace-character-count="8212"/>
    <meta:user-defined meta:name="AppVersion">12.0000</meta:user-defined>
    <meta:user-defined meta:name="Created" meta:value-type="date">2023-09-13T00:00:00</meta:user-defined>
    <meta:user-defined meta:name="Creator">Writer</meta:user-defined>
    <meta:user-defined meta:name="LastSaved" meta:value-type="date">2023-09-13T00:00:00</meta:user-defined>
    <meta:template xlink:type="simple" xlink:actuate="onRequest" xlink:title="Normal" xlink:href=""/>
  </office:meta>
</office:document-meta>
</file>